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2.455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1.755cm"/>
    </style:style>
    <style:style style:name="co10" style:family="table-column">
      <style:table-column-properties fo:break-before="auto" style:column-width="3.798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2.962cm"/>
    </style:style>
    <style:style style:name="co13" style:family="table-column">
      <style:table-column-properties fo:break-before="auto" style:column-width="1.07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00a933"/>
    </style:style>
    <style:style style:name="ce4" style:family="table-cell" style:parent-style-name="Default" style:data-style-name="N41">
      <style:table-cell-properties fo:border="0.74pt solid #000000"/>
    </style:style>
    <style:style style:name="ce22" style:family="table-cell" style:parent-style-name="Default" style:data-style-name="N41"/>
    <style:style style:name="ce5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fo:background-color="#00a933" fo:border="0.74pt solid #000000"/>
    </style:style>
    <style:style style:name="ce24" style:family="table-cell" style:parent-style-name="Default">
      <style:table-cell-properties fo:background-color="#ffffff" fo:border="0.74pt solid #000000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8" style:family="table-cell" style:parent-style-name="Default">
      <style:table-cell-properties fo:background-color="#00a933" style:text-align-source="fix" style:repeat-content="false" fo:border="0.74pt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0" style:family="table-cell" style:parent-style-name="Default" style:data-style-name="N37">
      <style:table-cell-properties fo:border="0.74pt solid #000000"/>
    </style:style>
    <style:style style:name="ce34" style:family="table-cell" style:parent-style-name="Default" style:data-style-name="N0">
      <style:table-cell-properties fo:border="0.74pt solid #000000"/>
    </style:style>
    <style:style style:name="ce11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ff0000" fo:border="0.74pt solid #000000"/>
    </style:style>
    <style:style style:name="ce15" style:family="table-cell" style:parent-style-name="Default">
      <style:table-cell-properties fo:background-color="#ff0000" style:text-align-source="fix" style:repeat-content="false" fo:border="0.74pt solid #000000"/>
      <style:paragraph-properties fo:text-align="end" fo:margin-left="0cm"/>
    </style:style>
    <style:style style:name="ce16" style:family="table-cell" style:parent-style-name="Default">
      <style:table-cell-properties fo:background-color="#2a6099" fo:border="0.74pt solid #000000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end" fo:margin-left="0cm"/>
    </style:style>
    <style:style style:name="ce48" style:family="table-cell" style:parent-style-name="Default">
      <style:text-properties fo:color="#f7f7f7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9999" fo:border="0.74pt solid #000000"/>
      <style:text-properties fo:color="#c9211e"/>
    </style:style>
    <style:style style:name="ce36" style:family="table-cell" style:parent-style-name="Default">
      <style:table-cell-properties fo:border-bottom="0.74pt solid #000000" fo:background-color="#999999" fo:border-left="none" fo:border-right="0.74pt solid #000000" fo:border-top="0.74pt solid #000000"/>
      <style:text-properties fo:color="#c9211e"/>
    </style:style>
    <style:style style:name="ce37" style:family="table-cell" style:parent-style-name="Default" style:data-style-name="N41">
      <style:table-cell-properties fo:background-color="#999999" fo:border="0.74pt solid #000000"/>
      <style:text-properties fo:color="#c9211e"/>
    </style:style>
    <style:style style:name="ce38" style:family="table-cell" style:parent-style-name="Default">
      <style:table-cell-properties fo:background-color="#999999" style:text-align-source="fix" style:repeat-content="false" fo:border="0.74pt solid #000000"/>
      <style:paragraph-properties fo:text-align="end" fo:margin-left="0cm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1.119cm" svg:height="11.879cm" svg:x="25.272cm" svg:y="76.881cm">
            <draw:object draw:notify-on-update-of-ranges="Tabelle1.A139:Tabelle1.A141 Tabelle1.C138:Tabelle1.C138 Tabelle1.C139:Tabelle1.C141 Tabelle1.L138:Tabelle1.L138 Tabelle1.L139:Tabelle1.L141 Tabelle1.C143:Tabelle1.C143 Tabelle1.C144:Tabelle1.C146 Tabelle1.L143:Tabelle1.L143 Tabelle1.L144:Tabelle1.L146 Tabelle1.C154:Tabelle1.C154 Tabelle1.C155:Tabelle1.C157 Tabelle1.L154:Tabelle1.L154 Tabelle1.L155:Tabelle1.L157 Tabelle1.C159:Tabelle1.C159 Tabelle1.C160:Tabelle1.C162 Tabelle1.L159:Tabelle1.L159 Tabelle1.L160:Tabelle1.L1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1.068cm" svg:height="11.85cm" svg:x="0.226cm" svg:y="76.883cm">
            <draw:object draw:notify-on-update-of-ranges="Tabelle1.A139:Tabelle1.A141 Tabelle1.D138:Tabelle1.D138 Tabelle1.D139:Tabelle1.D141 Tabelle1.M138:Tabelle1.M138 Tabelle1.M139:Tabelle1.M141 Tabelle1.D143:Tabelle1.D143 Tabelle1.D144:Tabelle1.D146 Tabelle1.M143:Tabelle1.M143 Tabelle1.M144:Tabelle1.M146 Tabelle1.D154:Tabelle1.D154 Tabelle1.D155:Tabelle1.D157 Tabelle1.M154:Tabelle1.M154 Tabelle1.M155:Tabelle1.M157 Tabelle1.D159:Tabelle1.D159 Tabelle1.D160:Tabelle1.D162 Tabelle1.M159:Tabelle1.M159 Tabelle1.M160:Tabelle1.M1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3.297cm" svg:height="13.104cm" svg:x="0cm" svg:y="92.099cm">
            <draw:object draw:notify-on-update-of-ranges="Tabelle1.A139:Tabelle1.A141 Tabelle1.F138:Tabelle1.F138 Tabelle1.F139:Tabelle1.F141 Tabelle1.O138:Tabelle1.O138 Tabelle1.O139:Tabelle1.O141 Tabelle1.F143:Tabelle1.F143 Tabelle1.F144:Tabelle1.F146 Tabelle1.O143:Tabelle1.O143 Tabelle1.O144:Tabelle1.O146 Tabelle1.F154:Tabelle1.F154 Tabelle1.F155:Tabelle1.F157 Tabelle1.O154:Tabelle1.O154 Tabelle1.O155:Tabelle1.O157 Tabelle1.F159:Tabelle1.F159 Tabelle1.F160:Tabelle1.F162 Tabelle1.O159:Tabelle1.O159 Tabelle1.O160:Tabelle1.O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1.119cm" svg:height="11.879cm" svg:x="25.272cm" svg:y="123.132cm">
            <draw:object draw:notify-on-update-of-ranges="Tabelle1.A239:Tabelle1.A241 Tabelle1.C238:Tabelle1.C238 Tabelle1.C239:Tabelle1.C241 Tabelle1.L238:Tabelle1.L238 Tabelle1.L239:Tabelle1.L241 Tabelle1.C243:Tabelle1.C243 Tabelle1.C244:Tabelle1.C246 Tabelle1.L243:Tabelle1.L243 Tabelle1.L244:Tabelle1.L246 Tabelle1.C254:Tabelle1.C254 Tabelle1.C255:Tabelle1.C257 Tabelle1.L254:Tabelle1.L254 Tabelle1.L255:Tabelle1.L257 Tabelle1.C259:Tabelle1.C259 Tabelle1.C260:Tabelle1.C262 Tabelle1.L259:Tabelle1.L259 Tabelle1.L260:Tabelle1.L2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1.068cm" svg:height="11.85cm" svg:x="0.226cm" svg:y="123.134cm">
            <draw:object draw:notify-on-update-of-ranges="Tabelle1.A239:Tabelle1.A241 Tabelle1.D238:Tabelle1.D238 Tabelle1.D239:Tabelle1.D241 Tabelle1.M238:Tabelle1.M238 Tabelle1.M239:Tabelle1.M241 Tabelle1.D243:Tabelle1.D243 Tabelle1.D244:Tabelle1.D246 Tabelle1.M243:Tabelle1.M243 Tabelle1.M244:Tabelle1.M246 Tabelle1.D254:Tabelle1.D254 Tabelle1.D255:Tabelle1.D257 Tabelle1.M254:Tabelle1.M254 Tabelle1.M255:Tabelle1.M257 Tabelle1.D259:Tabelle1.D259 Tabelle1.D260:Tabelle1.D262 Tabelle1.M259:Tabelle1.M259 Tabelle1.M260:Tabelle1.M2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.297cm" svg:height="13.104cm" svg:x="0cm" svg:y="138.35cm">
            <draw:object draw:notify-on-update-of-ranges="Tabelle1.A239:Tabelle1.A241 Tabelle1.F238:Tabelle1.F238 Tabelle1.F239:Tabelle1.F241 Tabelle1.O238:Tabelle1.O238 Tabelle1.O239:Tabelle1.O241 Tabelle1.F243:Tabelle1.F243 Tabelle1.F244:Tabelle1.F246 Tabelle1.O243:Tabelle1.O243 Tabelle1.O244:Tabelle1.O246 Tabelle1.F254:Tabelle1.F254 Tabelle1.F255:Tabelle1.F257 Tabelle1.O254:Tabelle1.O254 Tabelle1.O255:Tabelle1.O257 Tabelle1.F259:Tabelle1.F259 Tabelle1.F260:Tabelle1.F262 Tabelle1.O259:Tabelle1.O259 Tabelle1.O260:Tabelle1.O26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1.119cm" svg:height="11.879cm" svg:x="25.272cm" svg:y="171.312cm">
            <draw:object draw:notify-on-update-of-ranges="Tabelle1.A345:Tabelle1.A347 Tabelle1.C344:Tabelle1.C344 Tabelle1.C345:Tabelle1.C347 Tabelle1.C349:Tabelle1.C349 Tabelle1.C350:Tabelle1.C352 Tabelle1.C360:Tabelle1.C360 Tabelle1.C361:Tabelle1.C363 Tabelle1.C365:Tabelle1.C365 Tabelle1.C366:Tabelle1.C36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1.068cm" svg:height="11.85cm" svg:x="0.226cm" svg:y="171.314cm">
            <draw:object draw:notify-on-update-of-ranges="Tabelle1.A345:Tabelle1.A347 Tabelle1.D344:Tabelle1.D344 Tabelle1.D345:Tabelle1.D347 Tabelle1.D349:Tabelle1.D349 Tabelle1.D350:Tabelle1.D352 Tabelle1.D360:Tabelle1.D360 Tabelle1.D361:Tabelle1.D363 Tabelle1.D365:Tabelle1.D365 Tabelle1.D366:Tabelle1.D36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23.297cm" svg:height="13.104cm" svg:x="26.511cm" svg:y="156.441cm">
            <draw:object draw:notify-on-update-of-ranges="Tabelle1.A345:Tabelle1.A347 Tabelle1.F344:Tabelle1.F344 Tabelle1.F345:Tabelle1.F347 Tabelle1.F349:Tabelle1.F349 Tabelle1.F350:Tabelle1.F352 Tabelle1.F360:Tabelle1.F360 Tabelle1.F361:Tabelle1.F363 Tabelle1.F365:Tabelle1.F365 Tabelle1.F366:Tabelle1.F36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xperiments without any limits broken </text:p>
          </table:table-cell>
          <table:covered-table-cell table:number-columns-repeated="4"/>
          <table:table-cell table:number-columns-repeated="18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7M00S" calcext:value-type="time">
            <text:p>13:37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52M00S" calcext:value-type="time">
            <text:p>13:52:0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10" calcext:value-type="float">
            <text:p>-11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53M00S" calcext:value-type="time">
            <text:p>13:53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4H53M00S" calcext:value-type="time">
            <text:p>14:53:00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7" calcext:value-type="float">
            <text:p>13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4" calcext:value-type="float">
            <text:p>-104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E6]/([.E6]+[.D6])" office:value-type="float" office:value="1" calcext:value-type="float">
            <text:p>1</text:p>
          </table:table-cell>
          <table:table-cell table:style-name="ce6" table:formula="of:=1-[.E4]/([.D4]+[.E4])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5" table:formula="of:=1-[.I6]/([.H6]+[.I6])" office:value-type="float" office:value="0.992647058823529" calcext:value-type="float">
            <text:p>0,992647058823529</text:p>
          </table:table-cell>
          <table:table-cell table:style-name="ce15" table:formula="of:=1-[.I4]/([.H4]+[.I4])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-</text:p>
          </table:table-cell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Q6]/[.P6]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5" table:formula="of:=1-[.U6]/[.T6]" office:value-type="float" office:value="1" calcext:value-type="float">
            <text:p>1</text:p>
          </table:table-cell>
          <table:table-cell table:number-columns-repeated="3" table:style-name="ce1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4H58M00S" calcext:value-type="time">
            <text:p>14:58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/>
          <table:table-cell table:style-name="ce35" office:value-type="string" calcext:value-type="string">
            <text:p>retrans</text:p>
          </table:table-cell>
          <table:table-cell table:style-name="ce35" office:value-type="string" calcext:value-type="string">
            <text:p>start</text:p>
          </table:table-cell>
          <table:table-cell table:style-name="ce37" office:value-type="time" office:time-value="PT11H25M00S" calcext:value-type="time">
            <text:p>11:25:0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5H13M00S" calcext:value-type="time">
            <text:p>15:13:0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1" calcext:value-type="float">
            <text:p>-101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12" calcext:value-type="float">
            <text:p>-112</text:p>
          </table:table-cell>
          <table:table-cell/>
          <table:table-cell table:style-name="ce35"/>
          <table:table-cell table:style-name="ce35" office:value-type="string" calcext:value-type="string">
            <text:p>Unplug 1 &amp; 2</text:p>
          </table:table-cell>
          <table:table-cell table:style-name="ce37" office:value-type="time" office:time-value="PT11H40M00S" calcext:value-type="time">
            <text:p>11:40:00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5" calcext:value-type="float">
            <text:p>-105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6" calcext:value-type="float">
            <text:p>-106</text:p>
          </table:table-cell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5H14M00S" calcext:value-type="time">
            <text:p>15:14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35"/>
          <table:table-cell table:style-name="ce35" office:value-type="string" calcext:value-type="string">
            <text:p>plug in 1 &amp; 2</text:p>
          </table:table-cell>
          <table:table-cell table:style-name="ce37" office:value-type="time" office:time-value="PT11H41M00S" calcext:value-type="time">
            <text:p>11:41:00</text:p>
          </table:table-cell>
          <table:table-cell table:number-columns-repeated="8" table:style-name="ce38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6H14M00S" calcext:value-type="time">
            <text:p>16:14:00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3" calcext:value-type="float">
            <text:p>13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35"/>
          <table:table-cell table:style-name="ce35" office:value-type="string" calcext:value-type="string">
            <text:p>stop</text:p>
          </table:table-cell>
          <table:table-cell table:style-name="ce37" office:value-type="time" office:time-value="PT12H41M00S" calcext:value-type="time">
            <text:p>12:41:00</text:p>
          </table:table-cell>
          <table:table-cell table:style-name="ce38" office:value-type="float" office:value="119" calcext:value-type="float">
            <text:p>11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float" office:value="95" calcext:value-type="float">
            <text:p>9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E11]/([.E11]+[.D11])" office:value-type="float" office:value="1" calcext:value-type="float">
            <text:p>1</text:p>
          </table:table-cell>
          <table:table-cell table:style-name="ce6" table:formula="of:=1-[.E9]/([.D9]+[.E9])" office:value-type="float" office:value="1" calcext:value-type="float">
            <text:p>1</text:p>
          </table:table-cell>
          <table:table-cell table:style-name="ce6" table:number-columns-repeated="2"/>
          <table:table-cell table:style-name="ce15" table:formula="of:=1-[.I11]/([.H11]+[.I11])" office:value-type="float" office:value="0.963768115942029" calcext:value-type="float">
            <text:p>0,963768115942029</text:p>
          </table:table-cell>
          <table:table-cell table:style-name="ce15" table:formula="of:=1-[.I9]/([.H9]+[.I9])" office:value-type="float" office:value="1" calcext:value-type="float">
            <text:p>1</text:p>
          </table:table-cell>
          <table:table-cell table:style-name="ce15" table:number-columns-repeated="2"/>
          <table:table-cell/>
          <table:table-cell table:style-name="ce36"/>
          <table:table-cell table:style-name="ce35" office:value-type="string" calcext:value-type="string">
            <text:p>PDR</text:p>
          </table:table-cell>
          <table:table-cell table:style-name="ce35"/>
          <table:table-cell table:style-name="ce38" table:formula="of:=1-[.Q11]/[.P11]" office:value-type="float" office:value="1" calcext:value-type="float">
            <text:p>1</text:p>
          </table:table-cell>
          <table:table-cell table:style-name="ce38" table:number-columns-repeated="3"/>
          <table:table-cell table:style-name="ce38" table:formula="of:=1-[.U11]/[.T11]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09H24M00S" calcext:value-type="time">
            <text:p>09:24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  <table:table-cell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09H39M00S" calcext:value-type="time">
            <text:p>09:39:0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09H40M00S" calcext:value-type="time">
            <text:p>09:40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0H40M00S" calcext:value-type="time">
            <text:p>10:40: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114" calcext:value-type="float">
            <text:p>11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office:value-type="float" office:value="142" calcext:value-type="float">
            <text:p>14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1" calcext:value-type="float">
            <text:p>-101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E16]/([.E16]+[.D16])" office:value-type="float" office:value="1" calcext:value-type="float">
            <text:p>1</text:p>
          </table:table-cell>
          <table:table-cell table:style-name="ce6" table:formula="of:=1-[.E14]/([.D14]+[.E14])" office:value-type="float" office:value="1" calcext:value-type="float">
            <text:p>1</text:p>
          </table:table-cell>
          <table:table-cell table:style-name="ce6" table:number-columns-repeated="2"/>
          <table:table-cell table:style-name="ce15" table:formula="of:=1-[.I16]/([.H16]+[.I16])" office:value-type="float" office:value="1" calcext:value-type="float">
            <text:p>1</text:p>
          </table:table-cell>
          <table:table-cell table:style-name="ce15" table:formula="of:=1-[.I14]/([.H14]+[.I14])" office:value-type="float" office:value="1" calcext:value-type="float">
            <text:p>1</text:p>
          </table:table-cell>
          <table:table-cell table:style-name="ce15" table:number-columns-repeated="2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Q16]/[.P16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U16]/[.T16]" office:value-type="float" office:value="1" calcext:value-type="float">
            <text:p>1</text:p>
          </table:table-cell>
          <table:table-cell table:style-name="ce15" table:number-columns-repeated="3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7M00S" calcext:value-type="time">
            <text:p>13:37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52M00S" calcext:value-type="time">
            <text:p>13:52:0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10" calcext:value-type="float">
            <text:p>-11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98" calcext:value-type="float">
            <text:p>-98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4" calcext:value-type="float">
            <text:p>-104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3" calcext:value-type="float">
            <text:p>-103</text:p>
          </table:table-cell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53M00S" calcext:value-type="time">
            <text:p>13:53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4H53M00S" calcext:value-type="time">
            <text:p>14:53:00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4" calcext:value-type="float">
            <text:p>-104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3" calcext:value-type="float">
            <text:p>-103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E23]/([.E23]+[.D23])" office:value-type="float" office:value="0.971428571428571" calcext:value-type="float">
            <text:p>0,971428571428571</text:p>
          </table:table-cell>
          <table:table-cell table:style-name="ce8" table:formula="of:=1-[.E21]/([.E21]+[.D21])" office:value-type="float" office:value="1" calcext:value-type="float">
            <text:p>1</text:p>
          </table:table-cell>
          <table:table-cell table:style-name="ce8" table:number-columns-repeated="2"/>
          <table:table-cell table:style-name="ce17" table:formula="of:=1-[.I23]/([.I23]+[.H23])" office:value-type="float" office:value="1" calcext:value-type="float">
            <text:p>1</text:p>
          </table:table-cell>
          <table:table-cell table:style-name="ce17" table:formula="of:=1-[.I21]/([.I21]+[.H21])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Q23]/[.P23]" office:value-type="float" office:value="0.932330827067669" calcext:value-type="float">
            <text:p>0,932330827067669</text:p>
          </table:table-cell>
          <table:table-cell table:style-name="ce8" table:number-columns-repeated="3"/>
          <table:table-cell table:style-name="ce17" table:formula="of:=1-[.U23]/[.T23]" office:value-type="float" office:value="1" calcext:value-type="float">
            <text:p>1</text:p>
          </table:table-cell>
          <table:table-cell table:style-name="ce17" table:number-columns-repeated="3"/>
        </table:table-row>
        <table:table-row table:style-name="ro2">
          <table:table-cell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4H58M00S" calcext:value-type="time">
            <text:p>14:58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/>
          <table:table-cell table:style-name="ce35" office:value-type="string" calcext:value-type="string">
            <text:p>retrans</text:p>
          </table:table-cell>
          <table:table-cell table:style-name="ce35" office:value-type="string" calcext:value-type="string">
            <text:p>start</text:p>
          </table:table-cell>
          <table:table-cell table:style-name="ce37" office:value-type="time" office:time-value="PT11H25M00S" calcext:value-type="time">
            <text:p>11:25:0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5H13M00S" calcext:value-type="time">
            <text:p>15:13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8" calcext:value-type="float">
            <text:p>-108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35"/>
          <table:table-cell table:style-name="ce35" office:value-type="string" calcext:value-type="string">
            <text:p>Unplug 1 &amp; 2</text:p>
          </table:table-cell>
          <table:table-cell table:style-name="ce37" office:value-type="time" office:time-value="PT11H40M00S" calcext:value-type="time">
            <text:p>11:40:00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4" calcext:value-type="float">
            <text:p>-104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3" calcext:value-type="float">
            <text:p>-103</text:p>
          </table:table-cell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5H14M00S" calcext:value-type="time">
            <text:p>15:14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35"/>
          <table:table-cell table:style-name="ce35" office:value-type="string" calcext:value-type="string">
            <text:p>plug in 1 &amp; 2</text:p>
          </table:table-cell>
          <table:table-cell table:style-name="ce37" office:value-type="time" office:time-value="PT11H41M00S" calcext:value-type="time">
            <text:p>11:41:00</text:p>
          </table:table-cell>
          <table:table-cell table:number-columns-repeated="8" table:style-name="ce38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6H14M00S" calcext:value-type="time">
            <text:p>16:14:00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3" calcext:value-type="float">
            <text:p>-103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2" calcext:value-type="float">
            <text:p>-102</text:p>
          </table:table-cell>
          <table:table-cell/>
          <table:table-cell table:style-name="ce35"/>
          <table:table-cell table:style-name="ce35" office:value-type="string" calcext:value-type="string">
            <text:p>stop</text:p>
          </table:table-cell>
          <table:table-cell table:style-name="ce37" office:value-type="time" office:time-value="PT12H41M00S" calcext:value-type="time">
            <text:p>12:41:00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float" office:value="144" calcext:value-type="float">
            <text:p>144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E28]/([.E28]+[.D28])" office:value-type="float" office:value="0.842857142857143" calcext:value-type="float">
            <text:p>0,842857142857143</text:p>
          </table:table-cell>
          <table:table-cell table:style-name="ce8" table:formula="of:=1-[.E26]/([.E26]+[.D26])" office:value-type="float" office:value="1" calcext:value-type="float">
            <text:p>1</text:p>
          </table:table-cell>
          <table:table-cell table:style-name="ce8" table:number-columns-repeated="2"/>
          <table:table-cell table:style-name="ce17" table:formula="of:=1-[.I28]/([.I28]+[.H28])" office:value-type="float" office:value="0.794326241134752" calcext:value-type="float">
            <text:p>0,794326241134752</text:p>
          </table:table-cell>
          <table:table-cell table:style-name="ce17" table:formula="of:=1-[.I26]/([.I26]+[.H26])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table:style-name="ce36"/>
          <table:table-cell table:style-name="ce35" office:value-type="string" calcext:value-type="string">
            <text:p>PDR</text:p>
          </table:table-cell>
          <table:table-cell table:style-name="ce35"/>
          <table:table-cell table:style-name="ce38" table:formula="of:=1-[.Q28]/[.P28]" office:value-type="float" office:value="0.8828125" calcext:value-type="float">
            <text:p>0,8828125</text:p>
          </table:table-cell>
          <table:table-cell table:style-name="ce38" table:number-columns-repeated="3"/>
          <table:table-cell table:style-name="ce38" table:formula="of:=1-[.U28]/[.T28]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09H24M00S" calcext:value-type="time">
            <text:p>09:24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  <table:table-cell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09H39M00S" calcext:value-type="time">
            <text:p>09:39:00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8" calcext:value-type="float">
            <text:p>2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96" calcext:value-type="float">
            <text:p>-96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1" calcext:value-type="float">
            <text:p>-10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104" calcext:value-type="float">
            <text:p>-104</text:p>
          </table:table-cell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09H40M00S" calcext:value-type="time">
            <text:p>09:40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0H40M00S" calcext:value-type="time">
            <text:p>10:40:00</text:p>
          </table:table-cell>
          <table:table-cell table:style-name="ce8" office:value-type="float" office:value="147" calcext:value-type="float">
            <text:p>14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96" calcext:value-type="float">
            <text:p>-96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E33]/([.E33]+[.D33])" office:value-type="float" office:value="1" calcext:value-type="float">
            <text:p>1</text:p>
          </table:table-cell>
          <table:table-cell table:style-name="ce8" table:formula="of:=1-[.E31]/([.E31]+[.D31])" office:value-type="float" office:value="1" calcext:value-type="float">
            <text:p>1</text:p>
          </table:table-cell>
          <table:table-cell table:style-name="ce8" table:number-columns-repeated="2"/>
          <table:table-cell table:style-name="ce17" table:formula="of:=1-[.I33]/([.I33]+[.H33])" office:value-type="float" office:value="1" calcext:value-type="float">
            <text:p>1</text:p>
          </table:table-cell>
          <table:table-cell table:style-name="ce17" table:formula="of:=1-[.I31]/([.I31]+[.H31])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Q33]/[.P33]" office:value-type="float" office:value="1" calcext:value-type="float">
            <text:p>1</text:p>
          </table:table-cell>
          <table:table-cell table:style-name="ce8" table:number-columns-repeated="3"/>
          <table:table-cell table:style-name="ce17" table:formula="of:=1-[.U33]/[.T33]" office:value-type="float" office:value="1" calcext:value-type="float">
            <text:p>1</text:p>
          </table:table-cell>
          <table:table-cell table:style-name="ce17" table:number-columns-repeated="3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6"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7M00S" calcext:value-type="time">
            <text:p>13:37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6"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52M00S" calcext:value-type="time">
            <text:p>13:5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53M00S" calcext:value-type="time">
            <text:p>13:53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4H53M00S" calcext:value-type="time">
            <text:p>14:53: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2" table:number-columns-repeated="2"/>
          <table:table-cell table:style-name="ce9"/>
          <table:table-cell table:number-columns-repeated="8"/>
          <table:table-cell table:style-name="ce3"/>
          <table:table-cell table:style-name="ce2" table:number-columns-repeated="2"/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4H58M00S" calcext:value-type="time">
            <text:p>14:58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1H25M00S" calcext:value-type="time">
            <text:p>11:25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5H13M00S" calcext:value-type="time">
            <text:p>15:13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1H40M00S" calcext:value-type="time">
            <text:p>11:40:00</text:p>
          </table:table-cell>
          <table:table-cell table:style-name="ce9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5H14M00S" calcext:value-type="time">
            <text:p>15:14:00</text:p>
          </table:table-cell>
          <table:table-cell table:style-name="ce9" office:value-type="string" calcext:value-type="string">
            <text:p>-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9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6H14M00S" calcext:value-type="time">
            <text:p>16:14:00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2H41M00S" calcext:value-type="time">
            <text:p>12:41:00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2" table:number-columns-repeated="2"/>
          <table:table-cell table:style-name="ce9"/>
          <table:table-cell table:number-columns-repeated="8"/>
          <table:table-cell table:style-name="ce3"/>
          <table:table-cell table:style-name="ce2" table:number-columns-repeated="2"/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09H24M00S" calcext:value-type="time">
            <text:p>09:24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09H39M00S" calcext:value-type="time">
            <text:p>09:39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9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09H40M00S" calcext:value-type="time">
            <text:p>09:40:00</text:p>
          </table:table-cell>
          <table:table-cell table:style-name="ce9" office:value-type="string" calcext:value-type="string">
            <text:p>-</text:p>
          </table:table-cell>
          <table:table-cell table:number-columns-repeated="3"/>
          <table:table-cell table:style-name="ce48"/>
          <table:table-cell table:number-columns-repeated="4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style-name="ce9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0H40M00S" calcext:value-type="time">
            <text:p>10:40:00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9"/>
          <table:table-cell table:number-columns-repeated="7"/>
        </table:table-row>
        <table:table-row table:style-name="ro2">
          <table:table-cell table:style-name="Default"/>
          <table:table-cell table:number-columns-repeated="22"/>
        </table:table-row>
        <table:table-row table:style-name="ro1">
          <table:table-cell table:style-name="ce1" office:value-type="string" calcext:value-type="string" table:number-columns-spanned="5" table:number-rows-spanned="1">
            <text:p>Experiments with permanently broken limits </text:p>
          </table:table-cell>
          <table:covered-table-cell table:number-columns-repeated="4"/>
          <table:table-cell table:number-columns-repeated="18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6H31M00S" calcext:value-type="time">
            <text:p>16:31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6H37M00S" calcext:value-type="time">
            <text:p>16:37:0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10" calcext:value-type="float">
            <text:p>-110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6H38M00S" calcext:value-type="time">
            <text:p>16:3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6H43M00S" calcext:value-type="time">
            <text:p>16:43:00</text:p>
          </table:table-cell>
          <table:table-cell table:style-name="ce6" table:formula="of:=95+67" office:value-type="float" office:value="162" calcext:value-type="float">
            <text:p>16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8" calcext:value-type="float">
            <text:p>-108</text:p>
          </table:table-cell>
          <table:table-cell table:style-name="ce15" table:formula="of:=26+111" office:value-type="float" office:value="137" calcext:value-type="float">
            <text:p>13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5" calcext:value-type="float">
            <text:p>-105</text:p>
          </table:table-cell>
          <table:table-cell table:number-columns-repeated="12"/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E57]/([.E57]+[.D57])" office:value-type="float" office:value="0.9" calcext:value-type="float">
            <text:p>0,9</text:p>
          </table:table-cell>
          <table:table-cell table:style-name="ce6" table:formula="of:=1-[.E55]/([.D55]+[.E55])" office:value-type="float" office:value="0.84070796460177" calcext:value-type="float">
            <text:p>0,84070796460177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5" table:formula="of:=1-[.I57]/([.H57]+[.I57])" office:value-type="float" office:value="0.985611510791367" calcext:value-type="float">
            <text:p>0,985611510791367</text:p>
          </table:table-cell>
          <table:table-cell table:style-name="ce15" table:formula="of:=1-[.I55]/([.H55]+[.I55])" office:value-type="float" office:value="0.991071428571429" calcext:value-type="float">
            <text:p>0,991071428571429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6H50M00S" calcext:value-type="time">
            <text:p>16:50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6H56M00S" calcext:value-type="time">
            <text:p>16:56:00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2" calcext:value-type="float">
            <text:p>-102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6H57M00S" calcext:value-type="time">
            <text:p>16:57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7H02M00S" calcext:value-type="time">
            <text:p>17:02:00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table:formula="of:=60+89" office:value-type="float" office:value="149" calcext:value-type="float">
            <text:p>149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E62]/([.E62]+[.D62])" office:value-type="float" office:value="0.87292817679558" calcext:value-type="float">
            <text:p>0,87292817679558</text:p>
          </table:table-cell>
          <table:table-cell table:style-name="ce6" table:formula="of:=1-[.E60]/([.D60]+[.E60])" office:value-type="float" office:value="0.990825688073394" calcext:value-type="float">
            <text:p>0,990825688073394</text:p>
          </table:table-cell>
          <table:table-cell table:style-name="ce6" table:number-columns-repeated="2"/>
          <table:table-cell table:style-name="ce15" table:formula="of:=1-[.I62]/([.H62]+[.I62])" office:value-type="float" office:value="0.823204419889503" calcext:value-type="float">
            <text:p>0,823204419889503</text:p>
          </table:table-cell>
          <table:table-cell table:style-name="ce15" table:formula="of:=1-[.I60]/([.H60]+[.I60])" office:value-type="float" office:value="0.81651376146789" calcext:value-type="float">
            <text:p>0,81651376146789</text:p>
          </table:table-cell>
          <table:table-cell table:style-name="ce15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7H12M00S" calcext:value-type="time">
            <text:p>17:12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7H18M00S" calcext:value-type="time">
            <text:p>17:18:00</text:p>
          </table:table-cell>
          <table:table-cell table:style-name="ce6" office:value-type="float" office:value="101" calcext:value-type="float">
            <text:p>10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99" calcext:value-type="float">
            <text:p>-99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7H19M00S" calcext:value-type="time">
            <text:p>17:19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7H24M00S" calcext:value-type="time">
            <text:p>17:24:00</text:p>
          </table:table-cell>
          <table:table-cell table:style-name="ce6" table:formula="of:=57+101" office:value-type="float" office:value="158" calcext:value-type="float">
            <text:p>15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0" calcext:value-type="float">
            <text:p>-100</text:p>
          </table:table-cell>
          <table:table-cell table:style-name="ce15" table:formula="of:=69+93" office:value-type="float" office:value="162" calcext:value-type="float">
            <text:p>16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97" calcext:value-type="float">
            <text:p>-97</text:p>
          </table:table-cell>
          <table:table-cell table:number-columns-repeated="12"/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E67]/([.E67]+[.D67])" office:value-type="float" office:value="0.94047619047619" calcext:value-type="float">
            <text:p>0,94047619047619</text:p>
          </table:table-cell>
          <table:table-cell table:style-name="ce6" table:formula="of:=1-[.E65]/([.D65]+[.E65])" office:value-type="float" office:value="1" calcext:value-type="float">
            <text:p>1</text:p>
          </table:table-cell>
          <table:table-cell table:style-name="ce6" table:number-columns-repeated="2"/>
          <table:table-cell table:style-name="ce15" table:formula="of:=1-[.I67]/([.H67]+[.I67])" office:value-type="float" office:value="0.952941176470588" calcext:value-type="float">
            <text:p>0,952941176470588</text:p>
          </table:table-cell>
          <table:table-cell table:style-name="ce15" table:formula="of:=1-[.I65]/([.H65]+[.I65])" office:value-type="float" office:value="0.920792079207921" calcext:value-type="float">
            <text:p>0,920792079207921</text:p>
          </table:table-cell>
          <table:table-cell table:style-name="ce15" table:number-columns-repeated="2"/>
          <table:table-cell table:number-columns-repeated="12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6H31M00S" calcext:value-type="time">
            <text:p>16:31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6H37M00S" calcext:value-type="time">
            <text:p>16:37:0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6H38M00S" calcext:value-type="time">
            <text:p>16:3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6H43M00S" calcext:value-type="time">
            <text:p>16:43:00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2" calcext:value-type="float">
            <text:p>-102</text:p>
          </table:table-cell>
          <table:table-cell table:number-columns-repeated="12"/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E74]/([.E74]+[.D74])" office:value-type="float" office:value="0.773399014778325" calcext:value-type="float">
            <text:p>0,773399014778325</text:p>
          </table:table-cell>
          <table:table-cell table:style-name="ce8" table:formula="of:=1-[.E72]/([.E72]+[.D72])" office:value-type="float" office:value="0.96031746031746" calcext:value-type="float">
            <text:p>0,96031746031746</text:p>
          </table:table-cell>
          <table:table-cell table:style-name="ce8" table:number-columns-repeated="2"/>
          <table:table-cell table:style-name="ce17" table:formula="of:=1-[.I74]/([.I74]+[.H74])" office:value-type="float" office:value="0.793103448275862" calcext:value-type="float">
            <text:p>0,793103448275862</text:p>
          </table:table-cell>
          <table:table-cell table:style-name="ce17" table:formula="of:=1-[.I72]/([.I72]+[.H72])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6H50M00S" calcext:value-type="time">
            <text:p>16:50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6H56M00S" calcext:value-type="time">
            <text:p>16:56: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6H57M00S" calcext:value-type="time">
            <text:p>16:57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7H02M00S" calcext:value-type="time">
            <text:p>17:02: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E79]/([.E79]+[.D79])" office:value-type="float" office:value="0.940594059405941" calcext:value-type="float">
            <text:p>0,940594059405941</text:p>
          </table:table-cell>
          <table:table-cell table:style-name="ce8" table:formula="of:=1-[.E77]/([.E77]+[.D77])" office:value-type="float" office:value="0.967741935483871" calcext:value-type="float">
            <text:p>0,967741935483871</text:p>
          </table:table-cell>
          <table:table-cell table:style-name="ce8" table:number-columns-repeated="2"/>
          <table:table-cell table:style-name="ce17" table:formula="of:=1-[.I79]/([.I79]+[.H79])" office:value-type="float" office:value="0.96039603960396" calcext:value-type="float">
            <text:p>0,96039603960396</text:p>
          </table:table-cell>
          <table:table-cell table:style-name="ce17" table:formula="of:=1-[.I77]/([.I77]+[.H77])" office:value-type="float" office:value="0.967741935483871" calcext:value-type="float">
            <text:p>0,967741935483871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7H12M00S" calcext:value-type="time">
            <text:p>17:1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7H18M00S" calcext:value-type="time">
            <text:p>17:18: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0" calcext:value-type="float">
            <text:p>-100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7H19M00S" calcext:value-type="time">
            <text:p>17:19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7H24M00S" calcext:value-type="time">
            <text:p>17:24:00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01" calcext:value-type="float">
            <text:p>20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99" calcext:value-type="float">
            <text:p>-99</text:p>
          </table:table-cell>
          <table:table-cell table:number-columns-repeated="12"/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E84]/([.E84]+[.D84])" office:value-type="float" office:value="0.985507246376812" calcext:value-type="float">
            <text:p>0,985507246376812</text:p>
          </table:table-cell>
          <table:table-cell table:style-name="ce8" table:formula="of:=1-[.E82]/([.E82]+[.D82])" office:value-type="float" office:value="0.980582524271845" calcext:value-type="float">
            <text:p>0,980582524271845</text:p>
          </table:table-cell>
          <table:table-cell table:style-name="ce8" table:number-columns-repeated="2"/>
          <table:table-cell table:style-name="ce17" table:formula="of:=1-[.I84]/([.I84]+[.H84])" office:value-type="float" office:value="0.975728155339806" calcext:value-type="float">
            <text:p>0,975728155339806</text:p>
          </table:table-cell>
          <table:table-cell table:style-name="ce17" table:formula="of:=1-[.I82]/([.I82]+[.H82])" office:value-type="float" office:value="0.950980392156863" calcext:value-type="float">
            <text:p>0,950980392156863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6H31M00S" calcext:value-type="time">
            <text:p>16:31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6H37M00S" calcext:value-type="time">
            <text:p>16:37:0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6H38M00S" calcext:value-type="time">
            <text:p>16:38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6H43M00S" calcext:value-type="time">
            <text:p>16:43:00</text:p>
          </table:table-cell>
          <table:table-cell table:style-name="ce9" office:value-type="float" office:value="41" calcext:value-type="float">
            <text:p>41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7"/>
        </table:table-row>
        <table:table-row table:style-name="ro2">
          <table:table-cell table:style-name="ce3"/>
          <table:table-cell table:style-name="ce2" table:number-columns-repeated="2"/>
          <table:table-cell table:style-name="ce9"/>
          <table:table-cell table:number-columns-repeated="19"/>
        </table:table-row>
        <table:table-row table:style-name="ro2">
          <table:table-cell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6H56M00S" calcext:value-type="time">
            <text:p>16:56:0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9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6H57M00S" calcext:value-type="time">
            <text:p>16:57:00</text:p>
          </table:table-cell>
          <table:table-cell table:style-name="ce9"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7H02M00S" calcext:value-type="time">
            <text:p>17:02:00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19"/>
        </table:table-row>
        <table:table-row table:style-name="ro2">
          <table:table-cell table:style-name="ce3"/>
          <table:table-cell table:style-name="ce2" table:number-columns-repeated="2"/>
          <table:table-cell table:style-name="ce9"/>
          <table:table-cell table:number-columns-repeated="19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7H12M00S" calcext:value-type="time">
            <text:p>17:12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7H18M00S" calcext:value-type="time">
            <text:p>17:18: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9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7H19M00S" calcext:value-type="time">
            <text:p>17:19:00</text:p>
          </table:table-cell>
          <table:table-cell table:style-name="ce9"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7H24M00S" calcext:value-type="time">
            <text:p>17:24:0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table:style-name="Default"/>
          <table:table-cell table:number-columns-repeated="22"/>
        </table:table-row>
        <table:table-row table:style-name="ro3">
          <table:table-cell table:style-name="ce20" office:value-type="string" calcext:value-type="string">
            <text:p>Tests from 09.08.2022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Tests with no Mismatch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dr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dr</text:p>
          </table:table-cell>
          <table:table-cell table:style-name="ce14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06]/([.D106]+[.C106])" office:value-type="float" office:value="0.988372093023256" calcext:value-type="float">
            <text:p>0,988372093023256</text:p>
          </table:table-cell>
          <table:table-cell table:style-name="ce5" office:value-type="float" office:value="-105" calcext:value-type="float">
            <text:p>-10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I106]/([.I106]+[.H106])" office:value-type="float" office:value="1" calcext:value-type="float">
            <text:p>1</text:p>
          </table:table-cell>
          <table:table-cell table:style-name="ce14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1-[.D107]/([.D107]+[.C107])" office:value-type="float" office:value="1" calcext:value-type="float">
            <text:p>1</text:p>
          </table:table-cell>
          <table:table-cell table:style-name="ce5" office:value-type="float" office:value="-104" calcext:value-type="float">
            <text:p>-104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1-[.I107]/([.I107]+[.H107])" office:value-type="float" office:value="1" calcext:value-type="float">
            <text:p>1</text:p>
          </table:table-cell>
          <table:table-cell table:style-name="ce14" office:value-type="float" office:value="-108" calcext:value-type="float">
            <text:p>-1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1-[.D108]/([.D108]+[.C108])" office:value-type="float" office:value="0.752475247524752" calcext:value-type="float">
            <text:p>0,752475247524752</text:p>
          </table:table-cell>
          <table:table-cell table:style-name="ce5" office:value-type="float" office:value="-103" calcext:value-type="float">
            <text:p>-10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1-[.I108]/([.I108]+[.H108])" office:value-type="float" office:value="0.747572815533981" calcext:value-type="float">
            <text:p>0,747572815533981</text:p>
          </table:table-cell>
          <table:table-cell table:style-name="ce14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dr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11]/([.D111]+[.C111])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I111]/([.I111]+[.H111])" office:value-type="float" office:value="1" calcext:value-type="float">
            <text:p>1</text:p>
          </table:table-cell>
          <table:table-cell table:style-name="ce16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-[.D112]/([.D112]+[.C112])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94" calcext:value-type="float">
            <text:p>94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I112]/([.I112]+[.H112])" office:value-type="float" office:value="1" calcext:value-type="float">
            <text:p>1</text:p>
          </table:table-cell>
          <table:table-cell table:style-name="ce16" office:value-type="float" office:value="-103" calcext:value-type="float">
            <text:p>-10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1-[.D113]/([.D113]+[.C113])" office:value-type="float" office:value="0.96078431372549" calcext:value-type="float">
            <text:p>0,96078431372549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1-[.I113]/([.I113]+[.H113])" office:value-type="float" office:value="0.97196261682243" calcext:value-type="float">
            <text:p>0,97196261682243</text:p>
          </table:table-cell>
          <table:table-cell table:style-name="ce16" office:value-type="float" office:value="-103" calcext:value-type="float">
            <text:p>-103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24" office:value-type="float" office:value="90" calcext:value-type="float">
            <text:p>90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8"/>
        </table:table-row>
        <table:table-row table:style-name="ro2">
          <table:table-cell table:style-name="Default"/>
          <table:table-cell table:number-columns-repeated="22"/>
        </table:table-row>
        <table:table-row table:style-name="ro1">
          <table:table-cell table:style-name="ce1" office:value-type="string" calcext:value-type="string">
            <text:p>Tests with Mismatch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dr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dr</text:p>
          </table:table-cell>
          <table:table-cell table:style-name="ce14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22]/([.D122]+[.C122])" office:value-type="float" office:value="1" calcext:value-type="float">
            <text:p>1</text:p>
          </table:table-cell>
          <table:table-cell table:style-name="ce5" office:value-type="float" office:value="-106" calcext:value-type="float">
            <text:p>-10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I122]/([.I122]+[.H122])" office:value-type="float" office:value="1" calcext:value-type="float">
            <text:p>1</text:p>
          </table:table-cell>
          <table:table-cell table:style-name="ce14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1-[.D123]/([.D123]+[.C123])" office:value-type="float" office:value="1" calcext:value-type="float">
            <text:p>1</text:p>
          </table:table-cell>
          <table:table-cell table:style-name="ce5" office:value-type="float" office:value="-101" calcext:value-type="float">
            <text:p>-101</text:p>
          </table:table-cell>
          <table:table-cell table:style-name="ce14" office:value-type="float" office:value="94" calcext:value-type="float">
            <text:p>9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-[.I123]/([.I123]+[.H123])" office:value-type="float" office:value="1" calcext:value-type="float">
            <text:p>1</text:p>
          </table:table-cell>
          <table:table-cell table:style-name="ce14" office:value-type="float" office:value="-104" calcext:value-type="float">
            <text:p>-10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-[.D124]/([.D124]+[.C124])" office:value-type="float" office:value="0.884615384615385" calcext:value-type="float">
            <text:p>0,884615384615385</text:p>
          </table:table-cell>
          <table:table-cell table:style-name="ce5" office:value-type="string" calcext:value-type="string">
            <text:p>-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formula="of:=1-[.I124]/([.I124]+[.H124])" office:value-type="float" office:value="0.54639175257732" calcext:value-type="float">
            <text:p>0,54639175257732</text:p>
          </table:table-cell>
          <table:table-cell table:style-name="ce14" office:value-type="string" calcext:value-type="string">
            <text:p>-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dr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27]/([.D127]+[.C127])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I127]/([.I127]+[.H127])" office:value-type="float" office:value="1" calcext:value-type="float">
            <text:p>1</text:p>
          </table:table-cell>
          <table:table-cell table:style-name="ce16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1-[.D128]/([.D128]+[.C128])" office:value-type="float" office:value="1" calcext:value-type="float">
            <text:p>1</text:p>
          </table:table-cell>
          <table:table-cell table:style-name="ce7" office:value-type="float" office:value="-102" calcext:value-type="float">
            <text:p>-102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I128]/([.I128]+[.H128])" office:value-type="float" office:value="1" calcext:value-type="float">
            <text:p>1</text:p>
          </table:table-cell>
          <table:table-cell table:style-name="ce16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" calcext:value-type="float">
            <text:p>37</text:p>
          </table:table-cell>
          <table:table-cell table:style-name="ce7" table:formula="of:=1-[.D129]/([.D129]+[.C129])" office:value-type="float" office:value="0.865384615384615" calcext:value-type="float">
            <text:p>0,865384615384615</text:p>
          </table:table-cell>
          <table:table-cell table:style-name="ce7" office:value-type="string" calcext:value-type="string">
            <text:p>-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1-[.I129]/([.I129]+[.H129])" office:value-type="float" office:value="0.74" calcext:value-type="float">
            <text:p>0,74</text:p>
          </table:table-cell>
          <table:table-cell table:style-name="ce16" office:value-type="string" calcext:value-type="string">
            <text:p>-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24" office:value-type="float" office:value="110" calcext:value-type="float">
            <text:p>110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8"/>
        </table:table-row>
        <table:table-row table:style-name="ro2">
          <table:table-cell table:style-name="Default"/>
          <table:table-cell table:number-columns-repeated="22"/>
        </table:table-row>
        <table:table-row table:style-name="ro3">
          <table:table-cell table:style-name="ce20" office:value-type="string" calcext:value-type="string">
            <text:p>Tests from 10.08.2022/11.08.2022</text:p>
          </table:table-cell>
          <table:table-cell table:number-columns-repeated="8"/>
          <table:table-cell table:style-name="ce20" office:value-type="string" calcext:value-type="string">
            <text:p>Tests from 10.08.2022/11.08.202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ests with no Mismatch</text:p>
          </table:table-cell>
          <table:table-cell table:number-columns-repeated="8"/>
          <table:table-cell table:style-name="ce1" office:value-type="string" calcext:value-type="string">
            <text:p>Tests with no Misma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 1</text:p>
          </table:table-cell>
          <table:table-cell table:style-name="ce5" office:value-type="string" calcext:value-type="string">
            <text:p>packets lost 1</text:p>
          </table:table-cell>
          <table:table-cell table:style-name="ce5" office:value-type="string" calcext:value-type="string">
            <text:p>packets retrans. 1</text:p>
          </table:table-cell>
          <table:table-cell table:style-name="ce5" office:value-type="string" calcext:value-type="string">
            <text:p>pdr 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4" office:value-type="string" calcext:value-type="string">
            <text:p>packets recv. 2</text:p>
          </table:table-cell>
          <table:table-cell table:style-name="ce14" office:value-type="string" calcext:value-type="string">
            <text:p>packets lost 2</text:p>
          </table:table-cell>
          <table:table-cell table:style-name="ce14" office:value-type="string" calcext:value-type="string">
            <text:p>packets retrans. 2</text:p>
          </table:table-cell>
          <table:table-cell table:style-name="ce14" office:value-type="string" calcext:value-type="string">
            <text:p>pdr 2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39]/([.D139]+[.C139])" office:value-type="float" office:value="0.990990990990991" calcext:value-type="float">
            <text:p>0,990990990990991</text:p>
          </table:table-cell>
          <table:table-cell table:style-name="ce5" office:value-type="float" office:value="-98" calcext:value-type="float">
            <text:p>-98</text:p>
          </table:table-cell>
          <table:table-cell table:style-name="ce30" office:value-type="date" office:date-value="2022-08-10" calcext:value-type="date">
            <text:p>10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M139]/([.M139]+[.L139])" office:value-type="float" office:value="0.995495495495496" calcext:value-type="float">
            <text:p>0,995495495495496</text:p>
          </table:table-cell>
          <table:table-cell table:style-name="ce14" office:value-type="float" office:value="-98" calcext:value-type="float">
            <text:p>-98</text:p>
          </table:table-cell>
          <table:table-cell table:style-name="ce30" office:value-type="date" office:date-value="2022-08-10" calcext:value-type="date">
            <text:p>10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1-[.D140]/([.D140]+[.C140])" office:value-type="float" office:value="1" calcext:value-type="float">
            <text:p>1</text:p>
          </table:table-cell>
          <table:table-cell table:style-name="ce5" office:value-type="float" office:value="-100" calcext:value-type="float">
            <text:p>-100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14" office:value-type="float" office:value="221" calcext:value-type="float">
            <text:p>22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-[.M140]/([.M140]+[.L140])" office:value-type="float" office:value="1" calcext:value-type="float">
            <text:p>1</text:p>
          </table:table-cell>
          <table:table-cell table:style-name="ce14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1-[.D141]/([.D141]+[.C141])" office:value-type="float" office:value="1" calcext:value-type="float">
            <text:p>1</text:p>
          </table:table-cell>
          <table:table-cell table:style-name="ce5" office:value-type="float" office:value="-104" calcext:value-type="float">
            <text:p>-104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14" office:value-type="float" office:value="207" calcext:value-type="float">
            <text:p>20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1-[.M141]/([.M141]+[.L141])" office:value-type="float" office:value="1" calcext:value-type="float">
            <text:p>1</text:p>
          </table:table-cell>
          <table:table-cell table:style-name="ce14" office:value-type="float" office:value="-102" calcext:value-type="float">
            <text:p>-102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 3</text:p>
          </table:table-cell>
          <table:table-cell table:style-name="ce7" office:value-type="string" calcext:value-type="string">
            <text:p>packets lost 3</text:p>
          </table:table-cell>
          <table:table-cell table:style-name="ce7" office:value-type="string" calcext:value-type="string">
            <text:p>packets retrans. 3</text:p>
          </table:table-cell>
          <table:table-cell table:style-name="ce7" office:value-type="string" calcext:value-type="string">
            <text:p>pdr 3</text:p>
          </table:table-cell>
          <table:table-cell table:style-name="ce7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packets recv. 4</text:p>
          </table:table-cell>
          <table:table-cell table:style-name="ce16" office:value-type="string" calcext:value-type="string">
            <text:p>packets lost 4</text:p>
          </table:table-cell>
          <table:table-cell table:style-name="ce16" office:value-type="string" calcext:value-type="string">
            <text:p>packets retrans. 4</text:p>
          </table:table-cell>
          <table:table-cell table:style-name="ce16" office:value-type="string" calcext:value-type="string">
            <text:p>pdr 4</text:p>
          </table:table-cell>
          <table:table-cell table:style-name="ce16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44]/([.D144]+[.C144])" office:value-type="float" office:value="0.937219730941704" calcext:value-type="float">
            <text:p>0,937219730941704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10" calcext:value-type="date">
            <text:p>10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M144]/([.M144]+[.L144])" office:value-type="float" office:value="0.995495495495496" calcext:value-type="float">
            <text:p>0,995495495495496</text:p>
          </table:table-cell>
          <table:table-cell table:style-name="ce16" office:value-type="float" office:value="-97" calcext:value-type="float">
            <text:p>-97</text:p>
          </table:table-cell>
          <table:table-cell table:style-name="ce30" office:value-type="date" office:date-value="2022-08-10" calcext:value-type="date">
            <text:p>10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7" office:value-type="float" office:value="222" calcext:value-type="float">
            <text:p>22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-[.D145]/([.D145]+[.C145])" office:value-type="float" office:value="1" calcext:value-type="float">
            <text:p>1</text:p>
          </table:table-cell>
          <table:table-cell table:style-name="ce7" office:value-type="float" office:value="-100" calcext:value-type="float">
            <text:p>-100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16" office:value-type="float" office:value="221" calcext:value-type="float">
            <text:p>22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M145]/([.M145]+[.L145])" office:value-type="float" office:value="1" calcext:value-type="float">
            <text:p>1</text:p>
          </table:table-cell>
          <table:table-cell table:style-name="ce16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-[.D146]/([.D146]+[.C146])" office:value-type="float" office:value="1" calcext:value-type="float">
            <text:p>1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1-[.M146]/([.M146]+[.L146])" office:value-type="float" office:value="1" calcext:value-type="float">
            <text:p>1</text:p>
          </table:table-cell>
          <table:table-cell table:style-name="ce16" office:value-type="float" office:value="-103" calcext:value-type="float">
            <text:p>-103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3"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24" office:value-type="float" office:value="13" calcext:value-type="float">
            <text:p>13</text:p>
          </table:table-cell>
          <table:table-cell table:style-name="ce30" office:value-type="date" office:date-value="2022-08-10" calcext:value-type="date">
            <text:p>10.08.22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3"/>
          <table:table-cell table:style-name="ce2"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24" office:value-type="float" office:value="5" calcext:value-type="float">
            <text:p>5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3"/>
          <table:table-cell table:style-name="ce2"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24" office:value-type="float" office:value="27" calcext:value-type="float">
            <text:p>27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3"/>
          <table:table-cell table:style-name="ce2"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22"/>
        </table:table-row>
        <table:table-row table:style-name="ro1">
          <table:table-cell table:style-name="ce1" office:value-type="string" calcext:value-type="string">
            <text:p>Tests with Mismatch</text:p>
          </table:table-cell>
          <table:table-cell table:number-columns-repeated="8"/>
          <table:table-cell table:style-name="ce1" office:value-type="string" calcext:value-type="string">
            <text:p>Tests with Misma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 1.1</text:p>
          </table:table-cell>
          <table:table-cell table:style-name="ce5" office:value-type="string" calcext:value-type="string">
            <text:p>packets lost 1.1</text:p>
          </table:table-cell>
          <table:table-cell table:style-name="ce5" office:value-type="string" calcext:value-type="string">
            <text:p>packets retrans. 1.1</text:p>
          </table:table-cell>
          <table:table-cell table:style-name="ce5" office:value-type="string" calcext:value-type="string">
            <text:p>pdr 1.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4" office:value-type="string" calcext:value-type="string">
            <text:p>packets recv. 2.1</text:p>
          </table:table-cell>
          <table:table-cell table:style-name="ce14" office:value-type="string" calcext:value-type="string">
            <text:p>packets lost 2.1</text:p>
          </table:table-cell>
          <table:table-cell table:style-name="ce14" office:value-type="string" calcext:value-type="string">
            <text:p>packets retrans. 2.1</text:p>
          </table:table-cell>
          <table:table-cell table:style-name="ce14" office:value-type="string" calcext:value-type="string">
            <text:p>pdr 2.1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55]/([.D155]+[.C155])" office:value-type="float" office:value="0.995495495495496" calcext:value-type="float">
            <text:p>0,995495495495496</text:p>
          </table:table-cell>
          <table:table-cell table:style-name="ce5" office:value-type="float" office:value="-112" calcext:value-type="float">
            <text:p>-112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M155]/([.M155]+[.L155])" office:value-type="float" office:value="1" calcext:value-type="float">
            <text:p>1</text:p>
          </table:table-cell>
          <table:table-cell table:style-name="ce14" office:value-type="float" office:value="-98" calcext:value-type="float">
            <text:p>-98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1-[.D156]/([.D156]+[.C156])" office:value-type="float" office:value="1" calcext:value-type="float">
            <text:p>1</text:p>
          </table:table-cell>
          <table:table-cell table:style-name="ce5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14" office:value-type="float" office:value="223" calcext:value-type="float">
            <text:p>22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-[.M156]/([.M156]+[.L156])" office:value-type="float" office:value="1" calcext:value-type="float">
            <text:p>1</text:p>
          </table:table-cell>
          <table:table-cell table:style-name="ce14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style-name="ce5" table:formula="of:=1-[.D157]/([.D157]+[.C157])" office:value-type="float" office:value="1" calcext:value-type="float">
            <text:p>1</text:p>
          </table:table-cell>
          <table:table-cell table:style-name="ce5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14" office:value-type="float" office:value="227" calcext:value-type="float">
            <text:p>22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formula="of:=1-[.M157]/([.M157]+[.L157])" office:value-type="float" office:value="1" calcext:value-type="float">
            <text:p>1</text:p>
          </table:table-cell>
          <table:table-cell table:style-name="ce14" office:value-type="float" office:value="-108" calcext:value-type="float">
            <text:p>-108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 3.1</text:p>
          </table:table-cell>
          <table:table-cell table:style-name="ce7" office:value-type="string" calcext:value-type="string">
            <text:p>packets lost 3.1</text:p>
          </table:table-cell>
          <table:table-cell table:style-name="ce7" office:value-type="string" calcext:value-type="string">
            <text:p>packets retrans. 3.1</text:p>
          </table:table-cell>
          <table:table-cell table:style-name="ce7" office:value-type="string" calcext:value-type="string">
            <text:p>pdr 3.1</text:p>
          </table:table-cell>
          <table:table-cell table:style-name="ce7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packets recv. 4.1</text:p>
          </table:table-cell>
          <table:table-cell table:style-name="ce16" office:value-type="string" calcext:value-type="string">
            <text:p>packets lost 4.1</text:p>
          </table:table-cell>
          <table:table-cell table:style-name="ce16" office:value-type="string" calcext:value-type="string">
            <text:p>packets retrans. 4.1</text:p>
          </table:table-cell>
          <table:table-cell table:style-name="ce16" office:value-type="string" calcext:value-type="string">
            <text:p>pdr 4.1</text:p>
          </table:table-cell>
          <table:table-cell table:style-name="ce16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60]/([.D160]+[.C160])" office:value-type="float" office:value="0.951327433628319" calcext:value-type="float">
            <text:p>0,951327433628319</text:p>
          </table:table-cell>
          <table:table-cell table:style-name="ce7" office:value-type="float" office:value="-97" calcext:value-type="float">
            <text:p>-97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M160]/([.M160]+[.L160])" office:value-type="float" office:value="1" calcext:value-type="float">
            <text:p>1</text:p>
          </table:table-cell>
          <table:table-cell table:style-name="ce16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-[.D161]/([.D161]+[.C161])" office:value-type="float" office:value="1" calcext:value-type="float">
            <text:p>1</text:p>
          </table:table-cell>
          <table:table-cell table:style-name="ce7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16" office:value-type="float" office:value="226" calcext:value-type="float">
            <text:p>22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M161]/([.M161]+[.L161])" office:value-type="float" office:value="1" calcext:value-type="float">
            <text:p>1</text:p>
          </table:table-cell>
          <table:table-cell table:style-name="ce16" office:value-type="float" office:value="-100" calcext:value-type="float">
            <text:p>-100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1-[.D162]/([.D162]+[.C162])" office:value-type="float" office:value="1" calcext:value-type="float">
            <text:p>1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formula="of:=1-[.M162]/([.M162]+[.L162])" office:value-type="float" office:value="1" calcext:value-type="float">
            <text:p>1</text:p>
          </table:table-cell>
          <table:table-cell table:style-name="ce16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dat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24" office:value-type="float" office:value="6" calcext:value-type="float">
            <text:p>6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24" office:value-type="float" office:value="47" calcext:value-type="float">
            <text:p>47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9"/>
        </table:table-row>
        <table:table-row table:style-name="ro2" table:number-rows-repeated="68">
          <table:table-cell table:style-name="Default"/>
          <table:table-cell table:number-columns-repeated="22"/>
        </table:table-row>
        <table:table-row table:style-name="ro3">
          <table:table-cell table:style-name="ce20" office:value-type="string" calcext:value-type="string">
            <text:p>Tests from 17.08.2022 with noise signal every 500 ms</text:p>
          </table:table-cell>
          <table:table-cell table:number-columns-repeated="8"/>
          <table:table-cell table:style-name="ce20" office:value-type="string" calcext:value-type="string">
            <text:p>Tests from 17.08.2022 <text:s/>with noise signal every 500 ms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ests with no Mismatch</text:p>
          </table:table-cell>
          <table:table-cell table:number-columns-repeated="8"/>
          <table:table-cell table:style-name="ce1" office:value-type="string" calcext:value-type="string">
            <text:p>Tests with no Misma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 1</text:p>
          </table:table-cell>
          <table:table-cell table:style-name="ce5" office:value-type="string" calcext:value-type="string">
            <text:p>packets lost 1</text:p>
          </table:table-cell>
          <table:table-cell table:style-name="ce5" office:value-type="string" calcext:value-type="string">
            <text:p>packets retrans. 1</text:p>
          </table:table-cell>
          <table:table-cell table:style-name="ce5" office:value-type="string" calcext:value-type="string">
            <text:p>pdr 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4" office:value-type="string" calcext:value-type="string">
            <text:p>packets recv. 2</text:p>
          </table:table-cell>
          <table:table-cell table:style-name="ce14" office:value-type="string" calcext:value-type="string">
            <text:p>packets lost 2</text:p>
          </table:table-cell>
          <table:table-cell table:style-name="ce14" office:value-type="string" calcext:value-type="string">
            <text:p>packets retrans. 2</text:p>
          </table:table-cell>
          <table:table-cell table:style-name="ce14" office:value-type="string" calcext:value-type="string">
            <text:p>pdr 2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239]/([.D239]+[.C239])" office:value-type="float" office:value="0.836363636363636" calcext:value-type="float">
            <text:p>0,836363636363636</text:p>
          </table:table-cell>
          <table:table-cell table:style-name="ce5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M239]/([.M239]+[.L239])" office:value-type="float" office:value="0.672727272727273" calcext:value-type="float">
            <text:p>0,672727272727273</text:p>
          </table:table-cell>
          <table:table-cell table:style-name="ce14" office:value-type="float" office:value="-110" calcext:value-type="float">
            <text:p>-110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1-[.D240]/([.D240]+[.C240])" office:value-type="float" office:value="1" calcext:value-type="float">
            <text:p>1</text:p>
          </table:table-cell>
          <table:table-cell table:style-name="ce5" office:value-type="float" office:value="-100" calcext:value-type="float">
            <text:p>-100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1-[.M240]/([.M240]+[.L240])" office:value-type="float" office:value="1" calcext:value-type="float">
            <text:p>1</text:p>
          </table:table-cell>
          <table:table-cell table:style-name="ce14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1-[.D241]/([.D241]+[.C241])" office:value-type="float" office:value="1" calcext:value-type="float">
            <text:p>1</text:p>
          </table:table-cell>
          <table:table-cell table:style-name="ce5" office:value-type="float" office:value="-94" calcext:value-type="float">
            <text:p>-94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1-[.M241]/([.M241]+[.L241])" office:value-type="float" office:value="1" calcext:value-type="float">
            <text:p>1</text:p>
          </table:table-cell>
          <table:table-cell table:style-name="ce14" office:value-type="float" office:value="-108" calcext:value-type="float">
            <text:p>-108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 3</text:p>
          </table:table-cell>
          <table:table-cell table:style-name="ce7" office:value-type="string" calcext:value-type="string">
            <text:p>packets lost 3</text:p>
          </table:table-cell>
          <table:table-cell table:style-name="ce7" office:value-type="string" calcext:value-type="string">
            <text:p>packets retrans. 3</text:p>
          </table:table-cell>
          <table:table-cell table:style-name="ce7" office:value-type="string" calcext:value-type="string">
            <text:p>pdr 3</text:p>
          </table:table-cell>
          <table:table-cell table:style-name="ce7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packets recv. 4</text:p>
          </table:table-cell>
          <table:table-cell table:style-name="ce16" office:value-type="string" calcext:value-type="string">
            <text:p>packets lost 4</text:p>
          </table:table-cell>
          <table:table-cell table:style-name="ce16" office:value-type="string" calcext:value-type="string">
            <text:p>packets retrans. 4</text:p>
          </table:table-cell>
          <table:table-cell table:style-name="ce16" office:value-type="string" calcext:value-type="string">
            <text:p>pdr 4</text:p>
          </table:table-cell>
          <table:table-cell table:style-name="ce16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244]/([.D244]+[.C244])" office:value-type="float" office:value="0.964285714285714" calcext:value-type="float">
            <text:p>0,964285714285714</text:p>
          </table:table-cell>
          <table:table-cell table:style-name="ce7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M244]/([.M244]+[.L244])" office:value-type="float" office:value="0.818181818181818" calcext:value-type="float">
            <text:p>0,818181818181818</text:p>
          </table:table-cell>
          <table:table-cell table:style-name="ce16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-[.D245]/([.D245]+[.C245])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1-[.M245]/([.M245]+[.L245])" office:value-type="float" office:value="1" calcext:value-type="float">
            <text:p>1</text:p>
          </table:table-cell>
          <table:table-cell table:style-name="ce16" office:value-type="float" office:value="-101" calcext:value-type="float">
            <text:p>-101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1-[.D246]/([.D246]+[.C246])" office:value-type="float" office:value="1" calcext:value-type="float">
            <text:p>1</text:p>
          </table:table-cell>
          <table:table-cell table:style-name="ce7" office:value-type="float" office:value="-106" calcext:value-type="float">
            <text:p>-106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1-[.M246]/([.M246]+[.L246])" office:value-type="float" office:value="1" calcext:value-type="float">
            <text:p>1</text:p>
          </table:table-cell>
          <table:table-cell table:style-name="ce16" office:value-type="float" office:value="-101" calcext:value-type="float">
            <text:p>-101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no. of noise msgs</text:p>
          </table:table-cell>
          <table:table-cell table:style-name="ce2" office:value-type="string" calcext:value-type="string">
            <text:p>date</text:p>
          </table:table-cell>
          <table:table-cell table:number-columns-repeated="2"/>
          <table:table-cell table:style-name="ce10" office:value-type="string" calcext:value-type="string">
            <text:p>Board 1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24" office:value-type="float" office:value="31" calcext:value-type="float">
            <text:p>31</text:p>
          </table:table-cell>
          <table:table-cell table:style-name="ce34" office:value-type="float" office:value="1715" calcext:value-type="float">
            <text:p>1715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2"/>
          <table:table-cell table:style-name="ce11" office:value-type="string" calcext:value-type="string">
            <text:p>Board 2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24" office:value-type="float" office:value="28" calcext:value-type="float">
            <text:p>28</text:p>
          </table:table-cell>
          <table:table-cell table:style-name="ce34" office:value-type="float" office:value="1616" calcext:value-type="float">
            <text:p>1616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2"/>
          <table:table-cell table:style-name="ce12" office:value-type="string" calcext:value-type="string">
            <text:p>Board 3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24" office:value-type="float" office:value="64" calcext:value-type="float">
            <text:p>64</text:p>
          </table:table-cell>
          <table:table-cell table:style-name="ce34" office:value-type="float" office:value="1576" calcext:value-type="float">
            <text:p>1576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2"/>
          <table:table-cell table:style-name="ce13" office:value-type="string" calcext:value-type="string">
            <text:p>Board 4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22"/>
        </table:table-row>
        <table:table-row table:style-name="ro1">
          <table:table-cell table:style-name="ce1" office:value-type="string" calcext:value-type="string">
            <text:p>Tests with Mismatch</text:p>
          </table:table-cell>
          <table:table-cell table:number-columns-repeated="8"/>
          <table:table-cell table:style-name="ce1" office:value-type="string" calcext:value-type="string">
            <text:p>Tests with Misma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 1.1</text:p>
          </table:table-cell>
          <table:table-cell table:style-name="ce5" office:value-type="string" calcext:value-type="string">
            <text:p>packets lost 1.1</text:p>
          </table:table-cell>
          <table:table-cell table:style-name="ce5" office:value-type="string" calcext:value-type="string">
            <text:p>packets retrans. 1.1</text:p>
          </table:table-cell>
          <table:table-cell table:style-name="ce5" office:value-type="string" calcext:value-type="string">
            <text:p>pdr 1.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4" office:value-type="string" calcext:value-type="string">
            <text:p>packets recv. 2.1</text:p>
          </table:table-cell>
          <table:table-cell table:style-name="ce14" office:value-type="string" calcext:value-type="string">
            <text:p>packets lost 2.1</text:p>
          </table:table-cell>
          <table:table-cell table:style-name="ce14" office:value-type="string" calcext:value-type="string">
            <text:p>packets retrans. 2.1</text:p>
          </table:table-cell>
          <table:table-cell table:style-name="ce14" office:value-type="string" calcext:value-type="string">
            <text:p>pdr 2.1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255]/([.D255]+[.C255])" office:value-type="float" office:value="0.884615384615385" calcext:value-type="float">
            <text:p>0,884615384615385</text:p>
          </table:table-cell>
          <table:table-cell table:style-name="ce5" office:value-type="float" office:value="-100" calcext:value-type="float">
            <text:p>-100</text:p>
          </table:table-cell>
          <table:table-cell table:style-name="ce30" office:value-type="date" office:date-value="2022-08-17" calcext:value-type="date">
            <text:p>17.08.22</text:p>
          </table:table-cell>
          <table:table-cell table:style-name="ce2"/>
          <table:table-cell table:style-name="ce4"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M255]/([.M255]+[.L255])" office:value-type="float" office:value="0.773584905660377" calcext:value-type="float">
            <text:p>0,773584905660377</text:p>
          </table:table-cell>
          <table:table-cell table:style-name="ce14" office:value-type="float" office:value="-103" calcext:value-type="float">
            <text:p>-103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-[.D256]/([.D256]+[.C256])" office:value-type="float" office:value="1" calcext:value-type="float">
            <text:p>1</text:p>
          </table:table-cell>
          <table:table-cell table:style-name="ce5" office:value-type="float" office:value="-108" calcext:value-type="float">
            <text:p>-108</text:p>
          </table:table-cell>
          <table:table-cell table:style-name="ce30" office:value-type="date" office:date-value="2022-08-17" calcext:value-type="date">
            <text:p>17.08.22</text:p>
          </table:table-cell>
          <table:table-cell table:style-name="ce2"/>
          <table:table-cell table:style-name="ce4"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1-[.M256]/([.M256]+[.L256])" office:value-type="float" office:value="1" calcext:value-type="float">
            <text:p>1</text:p>
          </table:table-cell>
          <table:table-cell table:style-name="ce14" office:value-type="float" office:value="-100" calcext:value-type="float">
            <text:p>-100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6M00S" calcext:value-type="time">
            <text:p>13:26:00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1-[.D257]/([.D257]+[.C257])" office:value-type="float" office:value="1" calcext:value-type="float">
            <text:p>1</text:p>
          </table:table-cell>
          <table:table-cell table:style-name="ce5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 table:style-name="ce2"/>
          <table:table-cell table:style-name="ce4" office:value-type="string" calcext:value-type="string">
            <text:p>back-off</text:p>
          </table:table-cell>
          <table:table-cell table:style-name="ce4" office:value-type="time" office:time-value="PT13H26M00S" calcext:value-type="time">
            <text:p>13:26:00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formula="of:=1-[.M257]/([.M257]+[.L257])" office:value-type="float" office:value="1" calcext:value-type="float">
            <text:p>1</text:p>
          </table:table-cell>
          <table:table-cell table:style-name="ce14" office:value-type="float" office:value="-110" calcext:value-type="float">
            <text:p>-110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 3.1</text:p>
          </table:table-cell>
          <table:table-cell table:style-name="ce7" office:value-type="string" calcext:value-type="string">
            <text:p>packets lost 3.1</text:p>
          </table:table-cell>
          <table:table-cell table:style-name="ce7" office:value-type="string" calcext:value-type="string">
            <text:p>packets retrans. 3.1</text:p>
          </table:table-cell>
          <table:table-cell table:style-name="ce7" office:value-type="string" calcext:value-type="string">
            <text:p>pdr 3.1</text:p>
          </table:table-cell>
          <table:table-cell table:style-name="ce7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packets recv. 4.1</text:p>
          </table:table-cell>
          <table:table-cell table:style-name="ce16" office:value-type="string" calcext:value-type="string">
            <text:p>packets lost 4.1</text:p>
          </table:table-cell>
          <table:table-cell table:style-name="ce16" office:value-type="string" calcext:value-type="string">
            <text:p>packets retrans. 4.1</text:p>
          </table:table-cell>
          <table:table-cell table:style-name="ce16" office:value-type="string" calcext:value-type="string">
            <text:p>pdr 4.1</text:p>
          </table:table-cell>
          <table:table-cell table:style-name="ce16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260]/([.D260]+[.C260])" office:value-type="float" office:value="0.964285714285714" calcext:value-type="float">
            <text:p>0,964285714285714</text:p>
          </table:table-cell>
          <table:table-cell table:style-name="ce7" office:value-type="float" office:value="-101" calcext:value-type="float">
            <text:p>-101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M260]/([.M260]+[.L260])" office:value-type="float" office:value="0.767857142857143" calcext:value-type="float">
            <text:p>0,767857142857143</text:p>
          </table:table-cell>
          <table:table-cell table:style-name="ce16" office:value-type="float" office:value="-108" calcext:value-type="float">
            <text:p>-108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-[.D261]/([.D261]+[.C261])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1-[.M261]/([.M261]+[.L261])" office:value-type="float" office:value="1" calcext:value-type="float">
            <text:p>1</text:p>
          </table:table-cell>
          <table:table-cell table:style-name="ce16" office:value-type="float" office:value="-108" calcext:value-type="float">
            <text:p>-108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6M00S" calcext:value-type="time">
            <text:p>13:26:0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-[.D262]/([.D262]+[.C262])" office:value-type="float" office:value="1" calcext:value-type="float">
            <text:p>1</text:p>
          </table:table-cell>
          <table:table-cell table:style-name="ce7" office:value-type="float" office:value="-101" calcext:value-type="float">
            <text:p>-101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3H26M00S" calcext:value-type="time">
            <text:p>13:26:00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1-[.M262]/([.M262]+[.L262])" office:value-type="float" office:value="1" calcext:value-type="float">
            <text:p>1</text:p>
          </table:table-cell>
          <table:table-cell table:style-name="ce16" office:value-type="float" office:value="-98" calcext:value-type="float">
            <text:p>-98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no. of noise msgs</text:p>
          </table:table-cell>
          <table:table-cell table:style-name="ce2" office:value-type="string" calcext:value-type="string">
            <text:p>d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24" office:value-type="float" office:value="22" calcext:value-type="float">
            <text:p>22</text:p>
          </table:table-cell>
          <table:table-cell table:style-name="ce34" office:value-type="float" office:value="1736" calcext:value-type="float">
            <text:p>1736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24" office:value-type="float" office:value="52" calcext:value-type="float">
            <text:p>52</text:p>
          </table:table-cell>
          <table:table-cell table:style-name="ce34" office:value-type="float" office:value="1712" calcext:value-type="float">
            <text:p>1712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6M00S" calcext:value-type="time">
            <text:p>13:26:00</text:p>
          </table:table-cell>
          <table:table-cell table:style-name="ce24" office:value-type="float" office:value="78" calcext:value-type="float">
            <text:p>78</text:p>
          </table:table-cell>
          <table:table-cell table:style-name="ce34" office:value-type="float" office:value="1791" calcext:value-type="float">
            <text:p>1791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18"/>
        </table:table-row>
        <table:table-row table:style-name="ro2" table:number-rows-repeated="74">
          <table:table-cell table:style-name="Default"/>
          <table:table-cell table:number-columns-repeated="22"/>
        </table:table-row>
        <table:table-row table:style-name="ro3">
          <table:table-cell table:style-name="ce20" office:value-type="string" calcext:value-type="string">
            <text:p>Tests from 31.08.2022 with noise signal every 500 ms</text:p>
          </table:table-cell>
          <table:table-cell table:number-columns-repeated="4"/>
          <table:table-cell table:style-name="ce22"/>
          <table:table-cell table:number-columns-repeated="17"/>
        </table:table-row>
        <table:table-row table:style-name="ro1">
          <table:table-cell table:style-name="ce1" office:value-type="string" calcext:value-type="string">
            <text:p>Tests with start delay for sync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 1</text:p>
          </table:table-cell>
          <table:table-cell table:style-name="ce5" office:value-type="string" calcext:value-type="string">
            <text:p>packets lost 1</text:p>
          </table:table-cell>
          <table:table-cell table:style-name="ce5" office:value-type="string" calcext:value-type="string">
            <text:p>packets retrans. 1</text:p>
          </table:table-cell>
          <table:table-cell table:style-name="ce5" office:value-type="string" calcext:value-type="string">
            <text:p>pdr 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34M00S" calcext:value-type="time">
            <text:p>10:34:00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1-[.D345]/([.C345]+[.D345])" office:value-type="float" office:value="0.645569620253165" calcext:value-type="float">
            <text:p>0,645569620253165</text:p>
          </table:table-cell>
          <table:table-cell table:style-name="ce5" office:value-type="float" office:value="-99" calcext:value-type="float">
            <text:p>-99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4H04M00S" calcext:value-type="time">
            <text:p>14:04:00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8" calcext:value-type="float">
            <text:p>28</text:p>
          </table:table-cell>
          <table:table-cell table:style-name="ce5" table:formula="of:=1-[.D346]/([.C346]+[.D346])" office:value-type="float" office:value="1" calcext:value-type="float">
            <text:p>1</text:p>
          </table:table-cell>
          <table:table-cell table:style-name="ce5" office:value-type="float" office:value="-95" calcext:value-type="float">
            <text:p>-95</text:p>
          </table:table-cell>
          <table:table-cell table:style-name="ce30" office:value-type="date" office:date-value="2022-08-31" calcext:value-type="date">
            <text:p>31.08.22</text:p>
          </table:table-cell>
          <table:table-cell table:formula="of:=[.E346]/[.C346]" office:value-type="float" office:value="0.165680473372781" calcext:value-type="float">
            <text:p>0,16568047337278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formula="of:=1-[.D347]/([.C347]+[.D347])" office:value-type="float" office:value="1" calcext:value-type="float">
            <text:p>1</text:p>
          </table:table-cell>
          <table:table-cell table:style-name="ce5" office:value-type="float" office:value="-98" calcext:value-type="float">
            <text:p>-98</text:p>
          </table:table-cell>
          <table:table-cell table:style-name="ce30" office:value-type="date" office:date-value="2022-08-31" calcext:value-type="date">
            <text:p>31.08.22</text:p>
          </table:table-cell>
          <table:table-cell table:formula="of:=[.E347]/[.C347]" office:value-type="float" office:value="0.123376623376623" calcext:value-type="float">
            <text:p>0,123376623376623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 2</text:p>
          </table:table-cell>
          <table:table-cell table:style-name="ce7" office:value-type="string" calcext:value-type="string">
            <text:p>packets lost 2</text:p>
          </table:table-cell>
          <table:table-cell table:style-name="ce7" office:value-type="string" calcext:value-type="string">
            <text:p>packets retrans. 2</text:p>
          </table:table-cell>
          <table:table-cell table:style-name="ce7" office:value-type="string" calcext:value-type="string">
            <text:p>pdr 2</text:p>
          </table:table-cell>
          <table:table-cell table:style-name="ce7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34M00S" calcext:value-type="time">
            <text:p>10:34:00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[.D350]/([.D350]+[.C350])" office:value-type="float" office:value="0.587096774193548" calcext:value-type="float">
            <text:p>0,587096774193548</text:p>
          </table:table-cell>
          <table:table-cell table:style-name="ce7" office:value-type="float" office:value="-104" calcext:value-type="float">
            <text:p>-104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4H04M00S" calcext:value-type="time">
            <text:p>14:04:00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style-name="ce7" table:formula="of:=1-[.D351]/([.D351]+[.C351])" office:value-type="float" office:value="1" calcext:value-type="float">
            <text:p>1</text:p>
          </table:table-cell>
          <table:table-cell table:style-name="ce7" office:value-type="float" office:value="-98" calcext:value-type="float">
            <text:p>-98</text:p>
          </table:table-cell>
          <table:table-cell table:style-name="ce30" office:value-type="date" office:date-value="2022-08-31" calcext:value-type="date">
            <text:p>31.08.22</text:p>
          </table:table-cell>
          <table:table-cell table:formula="of:=[.E351]/[.C351]" office:value-type="float" office:value="0.146198830409357" calcext:value-type="float">
            <text:p>0,14619883040935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1-[.D352]/([.D352]+[.C352])" office:value-type="float" office:value="1" calcext:value-type="float">
            <text:p>1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31" calcext:value-type="date">
            <text:p>31.08.22</text:p>
          </table:table-cell>
          <table:table-cell table:formula="of:=[.E352]/[.C352]" office:value-type="float" office:value="0.12" calcext:value-type="float">
            <text:p>0,12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no. of noise msgs</text:p>
          </table:table-cell>
          <table:table-cell table:style-name="ce2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Retrans. % of retrans pkt</text:p>
          </table:table-cell>
          <table:table-cell table:formula="of:=SUM([.I351];[.I346])/2" office:value-type="float" office:value="0.155939651891069" calcext:value-type="float">
            <text:p>0,15593965189106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34M00S" calcext:value-type="time">
            <text:p>10:34:00</text:p>
          </table:table-cell>
          <table:table-cell table:style-name="ce24" office:value-type="float" office:value="88" calcext:value-type="float">
            <text:p>88</text:p>
          </table:table-cell>
          <table:table-cell table:style-name="ce34" office:value-type="float" office:value="3226" calcext:value-type="float">
            <text:p>3226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2"/>
          <table:table-cell office:value-type="string" calcext:value-type="string">
            <text:p>Backoff. % of retrans pkt</text:p>
          </table:table-cell>
          <table:table-cell table:formula="of:=SUM([.I352];[.I347])/2" office:value-type="float" office:value="0.121688311688312" calcext:value-type="float">
            <text:p>0,12168831168831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4H04M00S" calcext:value-type="time">
            <text:p>14:04:00</text:p>
          </table:table-cell>
          <table:table-cell table:style-name="ce24" office:value-type="float" office:value="99" calcext:value-type="float">
            <text:p>99</text:p>
          </table:table-cell>
          <table:table-cell table:style-name="ce34" office:value-type="float" office:value="3210" calcext:value-type="float">
            <text:p>3210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24" office:value-type="float" office:value="112" calcext:value-type="float">
            <text:p>112</text:p>
          </table:table-cell>
          <table:table-cell table:style-name="ce34" office:value-type="float" office:value="3215" calcext:value-type="float">
            <text:p>3215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8"/>
        </table:table-row>
        <table:table-row table:style-name="ro2">
          <table:table-cell table:style-name="Default"/>
          <table:table-cell table:number-columns-repeated="22"/>
        </table:table-row>
        <table:table-row table:style-name="ro1">
          <table:table-cell table:style-name="ce1" office:value-type="string" calcext:value-type="string">
            <text:p>Tests without start delay for sync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 1.1</text:p>
          </table:table-cell>
          <table:table-cell table:style-name="ce5" office:value-type="string" calcext:value-type="string">
            <text:p>packets lost 1.1</text:p>
          </table:table-cell>
          <table:table-cell table:style-name="ce5" office:value-type="string" calcext:value-type="string">
            <text:p>packets retrans. 1.1</text:p>
          </table:table-cell>
          <table:table-cell table:style-name="ce5" office:value-type="string" calcext:value-type="string">
            <text:p>pdr 1.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3H29M00S" calcext:value-type="time">
            <text:p>13:29:00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1-[.D361]/([.C361]+[.D361])" office:value-type="float" office:value="0.64375" calcext:value-type="float">
            <text:p>0,64375</text:p>
          </table:table-cell>
          <table:table-cell table:style-name="ce5" office:value-type="float" office:value="-101" calcext:value-type="float">
            <text:p>-101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4H36M00S" calcext:value-type="time">
            <text:p>14:36:00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3" calcext:value-type="float">
            <text:p>23</text:p>
          </table:table-cell>
          <table:table-cell table:style-name="ce5" table:formula="of:=1-[.D362]/([.C362]+[.D362])" office:value-type="float" office:value="1" calcext:value-type="float">
            <text:p>1</text:p>
          </table:table-cell>
          <table:table-cell table:style-name="ce5" office:value-type="float" office:value="-99" calcext:value-type="float">
            <text:p>-99</text:p>
          </table:table-cell>
          <table:table-cell table:style-name="ce30" office:value-type="date" office:date-value="2022-08-31" calcext:value-type="date">
            <text:p>31.08.22</text:p>
          </table:table-cell>
          <table:table-cell table:formula="of:=[.E362]/[.C362]" office:value-type="float" office:value="0.135294117647059" calcext:value-type="float">
            <text:p>0,13529411764705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5H10M00S" calcext:value-type="time">
            <text:p>15:10:00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formula="of:=1-[.D363]/([.C363]+[.D363])" office:value-type="float" office:value="1" calcext:value-type="float">
            <text:p>1</text:p>
          </table:table-cell>
          <table:table-cell table:style-name="ce5" office:value-type="float" office:value="-99" calcext:value-type="float">
            <text:p>-99</text:p>
          </table:table-cell>
          <table:table-cell table:style-name="ce30" office:value-type="date" office:date-value="2022-08-31" calcext:value-type="date">
            <text:p>31.08.22</text:p>
          </table:table-cell>
          <table:table-cell table:formula="of:=[.E363]/[.C363]" office:value-type="float" office:value="0.208053691275168" calcext:value-type="float">
            <text:p>0,208053691275168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 2.1</text:p>
          </table:table-cell>
          <table:table-cell table:style-name="ce7" office:value-type="string" calcext:value-type="string">
            <text:p>packets lost 2.1</text:p>
          </table:table-cell>
          <table:table-cell table:style-name="ce7" office:value-type="string" calcext:value-type="string">
            <text:p>packets retrans. 2.1</text:p>
          </table:table-cell>
          <table:table-cell table:style-name="ce7" office:value-type="string" calcext:value-type="string">
            <text:p>pdr 2.1</text:p>
          </table:table-cell>
          <table:table-cell table:style-name="ce7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3H29M00S" calcext:value-type="time">
            <text:p>13:29:00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[.D366]/([.D366]+[.C366])" office:value-type="float" office:value="0.615384615384615" calcext:value-type="float">
            <text:p>0,615384615384615</text:p>
          </table:table-cell>
          <table:table-cell table:style-name="ce7" office:value-type="float" office:value="-95" calcext:value-type="float">
            <text:p>-95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4H36M00S" calcext:value-type="time">
            <text:p>14:36:00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style-name="ce7" table:formula="of:=1-[.D367]/([.D367]+[.C367])" office:value-type="float" office:value="1" calcext:value-type="float">
            <text:p>1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31" calcext:value-type="date">
            <text:p>31.08.22</text:p>
          </table:table-cell>
          <table:table-cell table:formula="of:=[.E367]/[.C367]" office:value-type="float" office:value="0.170588235294118" calcext:value-type="float">
            <text:p>0,1705882352941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5H10M00S" calcext:value-type="time">
            <text:p>15:10:00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formula="of:=1-[.D368]/([.D368]+[.C368])" office:value-type="float" office:value="1" calcext:value-type="float">
            <text:p>1</text:p>
          </table:table-cell>
          <table:table-cell table:style-name="ce7" office:value-type="float" office:value="-96" calcext:value-type="float">
            <text:p>-96</text:p>
          </table:table-cell>
          <table:table-cell table:style-name="ce30" office:value-type="date" office:date-value="2022-08-31" calcext:value-type="date">
            <text:p>31.08.22</text:p>
          </table:table-cell>
          <table:table-cell table:formula="of:=[.E368]/[.C368]" office:value-type="float" office:value="0.161073825503356" calcext:value-type="float">
            <text:p>0,161073825503356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no. of noise msgs</text:p>
          </table:table-cell>
          <table:table-cell table:style-name="ce2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Retrans. % of retrans pkt</text:p>
          </table:table-cell>
          <table:table-cell table:formula="of:=SUM([.I367];[.I362])/2" office:value-type="float" office:value="0.152941176470588" calcext:value-type="float">
            <text:p>0,15294117647058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3H29M00S" calcext:value-type="time">
            <text:p>13:29:00</text:p>
          </table:table-cell>
          <table:table-cell table:style-name="ce24" office:value-type="float" office:value="84" calcext:value-type="float">
            <text:p>84</text:p>
          </table:table-cell>
          <table:table-cell table:style-name="ce34" office:value-type="float" office:value="3247" calcext:value-type="float">
            <text:p>3247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2"/>
          <table:table-cell office:value-type="string" calcext:value-type="string">
            <text:p>Backoff. % of retrans pkt</text:p>
          </table:table-cell>
          <table:table-cell table:formula="of:=SUM([.I363];[.I368])/2" office:value-type="float" office:value="0.184563758389262" calcext:value-type="float">
            <text:p>0,18456375838926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4H36M00S" calcext:value-type="time">
            <text:p>14:36:00</text:p>
          </table:table-cell>
          <table:table-cell table:style-name="ce24" office:value-type="float" office:value="114" calcext:value-type="float">
            <text:p>114</text:p>
          </table:table-cell>
          <table:table-cell table:style-name="ce34"/>
          <table:table-cell table:style-name="ce30" office:value-type="date" office:date-value="2022-08-31" calcext:value-type="date">
            <text:p>31.08.2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5H10M00S" calcext:value-type="time">
            <text:p>15:10:00</text:p>
          </table:table-cell>
          <table:table-cell table:style-name="ce24" office:value-type="float" office:value="100" calcext:value-type="float">
            <text:p>100</text:p>
          </table:table-cell>
          <table:table-cell table:style-name="ce34" office:value-type="float" office:value="3214" calcext:value-type="float">
            <text:p>3214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8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table:style-name="ce10" office:value-type="string" calcext:value-type="string">
            <text:p>Board 1</text:p>
          </table:table-cell>
          <table:table-cell table:number-columns-repeated="22"/>
        </table:table-row>
        <table:table-row table:style-name="ro2">
          <table:table-cell table:style-name="ce12" office:value-type="string" calcext:value-type="string">
            <text:p>Board 2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.00.0000</text:date>, <text:time style:data-style-name="N2" text:time-value="11:16:11.19482241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0:44:41.676118206</meta:creation-date>
    <dc:date>2022-09-02T11:59:12.977011224</dc:date>
    <meta:editing-duration>PT19H18M3S</meta:editing-duration>
    <meta:editing-cycles>127</meta:editing-cycles>
    <meta:generator>LibreOffice/6.4.7.2$Linux_X86_64 LibreOffice_project/40$Build-2</meta:generator>
    <meta:document-statistic meta:table-count="1" meta:cell-count="2062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069cm" svg:height="11.851cm" xlink:href=".." xlink:type="simple" chart:class="chart:bar" chart:style-name="ch1">
        <chart:title svg:x="9.048cm" svg:y="0.373cm" chart:style-name="ch2">
          <text:p>Packages lost</text:p>
        </chart:title>
        <chart:subtitle svg:x="5.913cm" svg:y="1.389cm" chart:style-name="ch3">
          <text:p>Green data withou mismatch, red data with mismatch</text:p>
        </chart:subtitle>
        <chart:legend chart:legend-position="end" svg:x="17.853cm" svg:y="3.883cm" style:legend-expansion="high" chart:style-name="ch4"/>
        <chart:plot-area chart:style-name="ch5" table:cell-range-address="Tabelle1.A139:Tabelle1.A141 Tabelle1.D138:Tabelle1.D141 Tabelle1.M138:Tabelle1.M141 Tabelle1.D143:Tabelle1.D146 Tabelle1.M143:Tabelle1.M146 Tabelle1.D154:Tabelle1.D157 Tabelle1.M154:Tabelle1.M157 Tabelle1.D159:Tabelle1.D162 Tabelle1.M159:Tabelle1.M162" chart:data-source-has-labels="both" svg:x="1.432cm" svg:y="2.309cm" svg:width="16cm" svg:height="8.324cm">
          <chartooo:coordinate-region svg:x="2.053cm" svg:y="2.508cm" svg:width="15.379cm" svg:height="7.478cm"/>
          <chart:axis chart:dimension="x" chart:name="primary-x" chart:style-name="ch6" chartooo:axis-type="auto">
            <chartooo:date-scale/>
            <chart:title svg:x="8.872cm" svg:y="10.87cm" chart:style-name="ch7">
              <text:p>Setups</text:p>
            </chart:title>
            <chart:categories table:cell-range-address="Tabelle1.A139:Tabelle1.A141"/>
          </chart:axis>
          <chart:axis chart:dimension="y" chart:name="primary-y" chart:style-name="ch8">
            <chart:title svg:x="0.451cm" svg:y="7.534cm" chart:style-name="ch9">
              <text:p>Packages lost</text:p>
            </chart:title>
            <chart:grid chart:style-name="ch10" chart:class="major"/>
          </chart:axis>
          <chart:series chart:style-name="ch11" chart:values-cell-range-address="Tabelle1.D139:Tabelle1.D141" chart:label-cell-address="Tabelle1.D138:Tabelle1.D138" chart:class="chart:bar">
            <chart:data-point chart:repeated="3"/>
          </chart:series>
          <chart:series chart:style-name="ch12" chart:values-cell-range-address="Tabelle1.M139:Tabelle1.M141" chart:label-cell-address="Tabelle1.M138:Tabelle1.M138" chart:class="chart:bar">
            <chart:data-point chart:repeated="3"/>
          </chart:series>
          <chart:series chart:style-name="ch13" chart:values-cell-range-address="Tabelle1.D144:Tabelle1.D146" chart:label-cell-address="Tabelle1.D143:Tabelle1.D143" chart:class="chart:bar">
            <chart:data-point chart:repeated="3"/>
          </chart:series>
          <chart:series chart:style-name="ch14" chart:values-cell-range-address="Tabelle1.M144:Tabelle1.M146" chart:label-cell-address="Tabelle1.M143:Tabelle1.M143" chart:class="chart:bar">
            <chart:data-point chart:repeated="3"/>
          </chart:series>
          <chart:series chart:style-name="ch15" chart:values-cell-range-address="Tabelle1.D155:Tabelle1.D157" chart:label-cell-address="Tabelle1.D154:Tabelle1.D154" chart:class="chart:bar">
            <chart:data-point chart:repeated="3"/>
          </chart:series>
          <chart:series chart:style-name="ch16" chart:values-cell-range-address="Tabelle1.M155:Tabelle1.M157" chart:label-cell-address="Tabelle1.M154:Tabelle1.M154" chart:class="chart:bar">
            <chart:data-point chart:repeated="3"/>
          </chart:series>
          <chart:series chart:style-name="ch17" chart:values-cell-range-address="Tabelle1.D160:Tabelle1.D162" chart:label-cell-address="Tabelle1.D159:Tabelle1.D159" chart:class="chart:bar">
            <chart:data-point chart:repeated="3"/>
          </chart:series>
          <chart:series chart:style-name="ch18" chart:values-cell-range-address="Tabelle1.M160:Tabelle1.M162" chart:label-cell-address="Tabelle1.M159:Tabelle1.M1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lost 1</text:p>
                <draw:g>
                  <svg:desc>Tabelle1.D138:Tabelle1.D138</svg:desc>
                </draw:g>
              </table:table-cell>
              <table:table-cell office:value-type="string">
                <text:p>packets lost 2</text:p>
                <draw:g>
                  <svg:desc>Tabelle1.M138:Tabelle1.M138</svg:desc>
                </draw:g>
              </table:table-cell>
              <table:table-cell office:value-type="string">
                <text:p>packets lost 3</text:p>
                <draw:g>
                  <svg:desc>Tabelle1.D143:Tabelle1.D143</svg:desc>
                </draw:g>
              </table:table-cell>
              <table:table-cell office:value-type="string">
                <text:p>packets lost 4</text:p>
                <draw:g>
                  <svg:desc>Tabelle1.M143:Tabelle1.M143</svg:desc>
                </draw:g>
              </table:table-cell>
              <table:table-cell office:value-type="string">
                <text:p>packets lost 1.1</text:p>
                <draw:g>
                  <svg:desc>Tabelle1.D154:Tabelle1.D154</svg:desc>
                </draw:g>
              </table:table-cell>
              <table:table-cell office:value-type="string">
                <text:p>packets lost 2.1</text:p>
                <draw:g>
                  <svg:desc>Tabelle1.M154:Tabelle1.M154</svg:desc>
                </draw:g>
              </table:table-cell>
              <table:table-cell office:value-type="string">
                <text:p>packets lost 3.1</text:p>
                <draw:g>
                  <svg:desc>Tabelle1.D159:Tabelle1.D159</svg:desc>
                </draw:g>
              </table:table-cell>
              <table:table-cell office:value-type="string">
                <text:p>packets lost 4.1</text:p>
                <draw:g>
                  <svg:desc>Tabelle1.M159:Tabelle1.M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139:Tabelle1.A141</svg:desc>
                </draw:g>
              </table:table-cell>
              <table:table-cell office:value-type="float" office:value="2">
                <text:p>2</text:p>
                <draw:g>
                  <svg:desc>Tabelle1.D139:Tabelle1.D141</svg:desc>
                </draw:g>
              </table:table-cell>
              <table:table-cell office:value-type="float" office:value="1">
                <text:p>1</text:p>
                <draw:g>
                  <svg:desc>Tabelle1.M139:Tabelle1.M141</svg:desc>
                </draw:g>
              </table:table-cell>
              <table:table-cell office:value-type="float" office:value="14">
                <text:p>14</text:p>
                <draw:g>
                  <svg:desc>Tabelle1.D144:Tabelle1.D146</svg:desc>
                </draw:g>
              </table:table-cell>
              <table:table-cell office:value-type="float" office:value="1">
                <text:p>1</text:p>
                <draw:g>
                  <svg:desc>Tabelle1.M144:Tabelle1.M146</svg:desc>
                </draw:g>
              </table:table-cell>
              <table:table-cell office:value-type="float" office:value="1">
                <text:p>1</text:p>
                <draw:g>
                  <svg:desc>Tabelle1.D155:Tabelle1.D157</svg:desc>
                </draw:g>
              </table:table-cell>
              <table:table-cell office:value-type="float" office:value="0">
                <text:p>0</text:p>
                <draw:g>
                  <svg:desc>Tabelle1.M155:Tabelle1.M157</svg:desc>
                </draw:g>
              </table:table-cell>
              <table:table-cell office:value-type="float" office:value="11">
                <text:p>11</text:p>
                <draw:g>
                  <svg:desc>Tabelle1.D160:Tabelle1.D162</svg:desc>
                </draw:g>
              </table:table-cell>
              <table:table-cell office:value-type="float" office:value="0">
                <text:p>0</text:p>
                <draw:g>
                  <svg:desc>Tabelle1.M160:Tabelle1.M1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12cm" svg:height="11.88cm" xlink:href=".." xlink:type="simple" chart:class="chart:bar" chart:style-name="ch1">
        <chart:title svg:x="8.585cm" svg:y="0.373cm" chart:style-name="ch2">
          <text:p>Packages received</text:p>
        </chart:title>
        <chart:subtitle svg:x="5.886cm" svg:y="1.389cm" chart:style-name="ch3">
          <text:p>Green data without mismatch, red data with mismatch</text:p>
        </chart:subtitle>
        <chart:legend chart:legend-position="end" svg:x="17.693cm" svg:y="3.898cm" style:legend-expansion="high" chart:style-name="ch4"/>
        <chart:plot-area chart:style-name="ch5" table:cell-range-address="Tabelle1.A139:Tabelle1.A141 Tabelle1.C138:Tabelle1.C141 Tabelle1.L138:Tabelle1.L141 Tabelle1.C143:Tabelle1.C146 Tabelle1.L143:Tabelle1.L146 Tabelle1.C154:Tabelle1.C157 Tabelle1.L154:Tabelle1.L157 Tabelle1.C159:Tabelle1.C162 Tabelle1.L159:Tabelle1.L162" chart:data-source-has-labels="both" svg:x="1.433cm" svg:y="2.309cm" svg:width="15.838cm" svg:height="8.353cm">
          <chartooo:coordinate-region svg:x="2.24cm" svg:y="2.508cm" svg:width="15.031cm" svg:height="7.507cm"/>
          <chart:axis chart:dimension="x" chart:name="primary-x" chart:style-name="ch6" chartooo:axis-type="auto">
            <chartooo:date-scale/>
            <chart:title svg:x="8.792cm" svg:y="10.899cm" chart:style-name="ch7">
              <text:p>Setups</text:p>
            </chart:title>
            <chart:categories table:cell-range-address="Tabelle1.A139:Tabelle1.A141"/>
          </chart:axis>
          <chart:axis chart:dimension="y" chart:name="primary-y" chart:style-name="ch8">
            <chart:title svg:x="0.451cm" svg:y="7.918cm" chart:style-name="ch9">
              <text:p>Packages received</text:p>
            </chart:title>
            <chart:grid chart:style-name="ch10" chart:class="major"/>
          </chart:axis>
          <chart:series chart:style-name="ch11" chart:values-cell-range-address="Tabelle1.C139:Tabelle1.C141" chart:label-cell-address="Tabelle1.C138:Tabelle1.C138" chart:class="chart:bar">
            <chart:data-point chart:repeated="3"/>
          </chart:series>
          <chart:series chart:style-name="ch12" chart:values-cell-range-address="Tabelle1.L139:Tabelle1.L141" chart:label-cell-address="Tabelle1.L138:Tabelle1.L138" chart:class="chart:bar">
            <chart:data-point chart:repeated="3"/>
          </chart:series>
          <chart:series chart:style-name="ch13" chart:values-cell-range-address="Tabelle1.C144:Tabelle1.C146" chart:label-cell-address="Tabelle1.C143:Tabelle1.C143" chart:class="chart:bar">
            <chart:data-point chart:repeated="3"/>
          </chart:series>
          <chart:series chart:style-name="ch14" chart:values-cell-range-address="Tabelle1.L144:Tabelle1.L146" chart:label-cell-address="Tabelle1.L143:Tabelle1.L143" chart:class="chart:bar">
            <chart:data-point chart:repeated="3"/>
          </chart:series>
          <chart:series chart:style-name="ch15" chart:values-cell-range-address="Tabelle1.C155:Tabelle1.C157" chart:label-cell-address="Tabelle1.C154:Tabelle1.C154" chart:class="chart:bar">
            <chart:data-point chart:repeated="3"/>
          </chart:series>
          <chart:series chart:style-name="ch16" chart:values-cell-range-address="Tabelle1.L155:Tabelle1.L157" chart:label-cell-address="Tabelle1.L154:Tabelle1.L154" chart:class="chart:bar">
            <chart:data-point chart:repeated="3"/>
          </chart:series>
          <chart:series chart:style-name="ch17" chart:values-cell-range-address="Tabelle1.C160:Tabelle1.C162" chart:label-cell-address="Tabelle1.C159:Tabelle1.C159" chart:class="chart:bar">
            <chart:data-point chart:repeated="3"/>
          </chart:series>
          <chart:series chart:style-name="ch18" chart:values-cell-range-address="Tabelle1.L160:Tabelle1.L162" chart:label-cell-address="Tabelle1.L159:Tabelle1.L1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recv. 1</text:p>
                <draw:g>
                  <svg:desc>Tabelle1.C138:Tabelle1.C138</svg:desc>
                </draw:g>
              </table:table-cell>
              <table:table-cell office:value-type="string">
                <text:p>packets recv. 2</text:p>
                <draw:g>
                  <svg:desc>Tabelle1.L138:Tabelle1.L138</svg:desc>
                </draw:g>
              </table:table-cell>
              <table:table-cell office:value-type="string">
                <text:p>packets recv. 3</text:p>
                <draw:g>
                  <svg:desc>Tabelle1.C143:Tabelle1.C143</svg:desc>
                </draw:g>
              </table:table-cell>
              <table:table-cell office:value-type="string">
                <text:p>packets recv. 4</text:p>
                <draw:g>
                  <svg:desc>Tabelle1.L143:Tabelle1.L143</svg:desc>
                </draw:g>
              </table:table-cell>
              <table:table-cell office:value-type="string">
                <text:p>packets recv. 1.1</text:p>
                <draw:g>
                  <svg:desc>Tabelle1.C154:Tabelle1.C154</svg:desc>
                </draw:g>
              </table:table-cell>
              <table:table-cell office:value-type="string">
                <text:p>packets recv. 2.1</text:p>
                <draw:g>
                  <svg:desc>Tabelle1.L154:Tabelle1.L154</svg:desc>
                </draw:g>
              </table:table-cell>
              <table:table-cell office:value-type="string">
                <text:p>packets recv. 3.1</text:p>
                <draw:g>
                  <svg:desc>Tabelle1.C159:Tabelle1.C159</svg:desc>
                </draw:g>
              </table:table-cell>
              <table:table-cell office:value-type="string">
                <text:p>packets recv. 4.1</text:p>
                <draw:g>
                  <svg:desc>Tabelle1.L159:Tabelle1.L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139:Tabelle1.A141</svg:desc>
                </draw:g>
              </table:table-cell>
              <table:table-cell office:value-type="float" office:value="220">
                <text:p>220</text:p>
                <draw:g>
                  <svg:desc>Tabelle1.C139:Tabelle1.C141</svg:desc>
                </draw:g>
              </table:table-cell>
              <table:table-cell office:value-type="float" office:value="221">
                <text:p>221</text:p>
                <draw:g>
                  <svg:desc>Tabelle1.L139:Tabelle1.L141</svg:desc>
                </draw:g>
              </table:table-cell>
              <table:table-cell office:value-type="float" office:value="209">
                <text:p>209</text:p>
                <draw:g>
                  <svg:desc>Tabelle1.C144:Tabelle1.C146</svg:desc>
                </draw:g>
              </table:table-cell>
              <table:table-cell office:value-type="float" office:value="221">
                <text:p>221</text:p>
                <draw:g>
                  <svg:desc>Tabelle1.L144:Tabelle1.L146</svg:desc>
                </draw:g>
              </table:table-cell>
              <table:table-cell office:value-type="float" office:value="221">
                <text:p>221</text:p>
                <draw:g>
                  <svg:desc>Tabelle1.C155:Tabelle1.C157</svg:desc>
                </draw:g>
              </table:table-cell>
              <table:table-cell office:value-type="float" office:value="223">
                <text:p>223</text:p>
                <draw:g>
                  <svg:desc>Tabelle1.L155:Tabelle1.L157</svg:desc>
                </draw:g>
              </table:table-cell>
              <table:table-cell office:value-type="float" office:value="215">
                <text:p>215</text:p>
                <draw:g>
                  <svg:desc>Tabelle1.C160:Tabelle1.C162</svg:desc>
                </draw:g>
              </table:table-cell>
              <table:table-cell office:value-type="float" office:value="226">
                <text:p>226</text:p>
                <draw:g>
                  <svg:desc>Tabelle1.L160:Tabelle1.L1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214">
                <text:p>214</text:p>
              </table:table-cell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18">
                <text:p>218</text:p>
              </table:table-cell>
              <table:table-cell office:value-type="float" office:value="221">
                <text:p>221</text:p>
              </table:table-cell>
              <table:table-cell office:value-type="float" office:value="227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18">
                <text:p>2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9" chart:maximum="1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98cm" svg:height="13.105cm" xlink:href=".." xlink:type="simple" chart:class="chart:bar" chart:style-name="ch1">
        <chart:title svg:x="8.43cm" svg:y="0.398cm" chart:style-name="ch2">
          <text:p>Package Delivery Ration (PDR)</text:p>
        </chart:title>
        <chart:subtitle svg:x="6.975cm" svg:y="1.439cm" chart:style-name="ch3">
          <text:p>Green data without mismatch, red data with mismatch</text:p>
        </chart:subtitle>
        <chart:legend chart:legend-position="end" svg:x="21.485cm" svg:y="4.51cm" style:legend-expansion="high" chart:style-name="ch4"/>
        <chart:plot-area chart:style-name="ch5" table:cell-range-address="Tabelle1.A139:Tabelle1.A141 Tabelle1.F138:Tabelle1.F141 Tabelle1.O138:Tabelle1.O141 Tabelle1.F143:Tabelle1.F146 Tabelle1.O143:Tabelle1.O146 Tabelle1.F154:Tabelle1.F157 Tabelle1.O154:Tabelle1.O157 Tabelle1.F159:Tabelle1.F162 Tabelle1.O159:Tabelle1.O162" chart:data-source-has-labels="both" svg:x="1.476cm" svg:y="2.384cm" svg:width="19.544cm" svg:height="9.478cm">
          <chartooo:coordinate-region svg:x="2.388cm" svg:y="2.583cm" svg:width="18.632cm" svg:height="8.632cm"/>
          <chart:axis chart:dimension="x" chart:name="primary-x" chart:style-name="ch6" chartooo:axis-type="auto">
            <chartooo:date-scale/>
            <chart:title svg:x="10.688cm" svg:y="12.124cm" chart:style-name="ch7">
              <text:p>Setups</text:p>
            </chart:title>
            <chart:categories table:cell-range-address="Tabelle1.A139:Tabelle1.A141"/>
          </chart:axis>
          <chart:axis chart:dimension="y" chart:name="primary-y" chart:style-name="ch8">
            <chart:title svg:x="0.451cm" svg:y="9.204cm" chart:style-name="ch9">
              <text:p>Packages delivered per rata</text:p>
            </chart:title>
            <chart:grid chart:style-name="ch10" chart:class="major"/>
          </chart:axis>
          <chart:series chart:style-name="ch11" chart:values-cell-range-address="Tabelle1.F139:Tabelle1.F141" chart:label-cell-address="Tabelle1.F138:Tabelle1.F138" chart:class="chart:bar">
            <chart:data-point chart:repeated="3"/>
          </chart:series>
          <chart:series chart:style-name="ch12" chart:values-cell-range-address="Tabelle1.O139:Tabelle1.O141" chart:label-cell-address="Tabelle1.O138:Tabelle1.O138" chart:class="chart:bar">
            <chart:data-point chart:repeated="3"/>
          </chart:series>
          <chart:series chart:style-name="ch13" chart:values-cell-range-address="Tabelle1.F144:Tabelle1.F146" chart:label-cell-address="Tabelle1.F143:Tabelle1.F143" chart:class="chart:bar">
            <chart:data-point chart:repeated="3"/>
          </chart:series>
          <chart:series chart:style-name="ch14" chart:values-cell-range-address="Tabelle1.O144:Tabelle1.O146" chart:label-cell-address="Tabelle1.O143:Tabelle1.O143" chart:class="chart:bar">
            <chart:data-point chart:repeated="3"/>
          </chart:series>
          <chart:series chart:style-name="ch15" chart:values-cell-range-address="Tabelle1.F155:Tabelle1.F157" chart:label-cell-address="Tabelle1.F154:Tabelle1.F154" chart:class="chart:bar">
            <chart:data-point chart:repeated="3"/>
          </chart:series>
          <chart:series chart:style-name="ch16" chart:values-cell-range-address="Tabelle1.O155:Tabelle1.O157" chart:label-cell-address="Tabelle1.O154:Tabelle1.O154" chart:class="chart:bar">
            <chart:data-point chart:repeated="3"/>
          </chart:series>
          <chart:series chart:style-name="ch17" chart:values-cell-range-address="Tabelle1.F160:Tabelle1.F162" chart:label-cell-address="Tabelle1.F159:Tabelle1.F159" chart:class="chart:bar">
            <chart:data-point chart:repeated="3"/>
          </chart:series>
          <chart:series chart:style-name="ch18" chart:values-cell-range-address="Tabelle1.O160:Tabelle1.O162" chart:label-cell-address="Tabelle1.O159:Tabelle1.O1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 1</text:p>
                <draw:g>
                  <svg:desc>Tabelle1.F138:Tabelle1.F138</svg:desc>
                </draw:g>
              </table:table-cell>
              <table:table-cell office:value-type="string">
                <text:p>pdr 2</text:p>
                <draw:g>
                  <svg:desc>Tabelle1.O138:Tabelle1.O138</svg:desc>
                </draw:g>
              </table:table-cell>
              <table:table-cell office:value-type="string">
                <text:p>pdr 3</text:p>
                <draw:g>
                  <svg:desc>Tabelle1.F143:Tabelle1.F143</svg:desc>
                </draw:g>
              </table:table-cell>
              <table:table-cell office:value-type="string">
                <text:p>pdr 4</text:p>
                <draw:g>
                  <svg:desc>Tabelle1.O143:Tabelle1.O143</svg:desc>
                </draw:g>
              </table:table-cell>
              <table:table-cell office:value-type="string">
                <text:p>pdr 1.1</text:p>
                <draw:g>
                  <svg:desc>Tabelle1.F154:Tabelle1.F154</svg:desc>
                </draw:g>
              </table:table-cell>
              <table:table-cell office:value-type="string">
                <text:p>pdr 2.1</text:p>
                <draw:g>
                  <svg:desc>Tabelle1.O154:Tabelle1.O154</svg:desc>
                </draw:g>
              </table:table-cell>
              <table:table-cell office:value-type="string">
                <text:p>pdr 3.1</text:p>
                <draw:g>
                  <svg:desc>Tabelle1.F159:Tabelle1.F159</svg:desc>
                </draw:g>
              </table:table-cell>
              <table:table-cell office:value-type="string">
                <text:p>pdr 4.1</text:p>
                <draw:g>
                  <svg:desc>Tabelle1.O159:Tabelle1.O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139:Tabelle1.A141</svg:desc>
                </draw:g>
              </table:table-cell>
              <table:table-cell office:value-type="float" office:value="0.990990990990991">
                <text:p>0.990990990990991</text:p>
                <draw:g>
                  <svg:desc>Tabelle1.F139:Tabelle1.F141</svg:desc>
                </draw:g>
              </table:table-cell>
              <table:table-cell office:value-type="float" office:value="0.995495495495496">
                <text:p>0.995495495495496</text:p>
                <draw:g>
                  <svg:desc>Tabelle1.O139:Tabelle1.O141</svg:desc>
                </draw:g>
              </table:table-cell>
              <table:table-cell office:value-type="float" office:value="0.937219730941704">
                <text:p>0.937219730941704</text:p>
                <draw:g>
                  <svg:desc>Tabelle1.F144:Tabelle1.F146</svg:desc>
                </draw:g>
              </table:table-cell>
              <table:table-cell office:value-type="float" office:value="0.995495495495496">
                <text:p>0.995495495495496</text:p>
                <draw:g>
                  <svg:desc>Tabelle1.O144:Tabelle1.O146</svg:desc>
                </draw:g>
              </table:table-cell>
              <table:table-cell office:value-type="float" office:value="0.995495495495496">
                <text:p>0.995495495495496</text:p>
                <draw:g>
                  <svg:desc>Tabelle1.F155:Tabelle1.F157</svg:desc>
                </draw:g>
              </table:table-cell>
              <table:table-cell office:value-type="float" office:value="1">
                <text:p>1</text:p>
                <draw:g>
                  <svg:desc>Tabelle1.O155:Tabelle1.O157</svg:desc>
                </draw:g>
              </table:table-cell>
              <table:table-cell office:value-type="float" office:value="0.951327433628319">
                <text:p>0.951327433628319</text:p>
                <draw:g>
                  <svg:desc>Tabelle1.F160:Tabelle1.F162</svg:desc>
                </draw:g>
              </table:table-cell>
              <table:table-cell office:value-type="float" office:value="1">
                <text:p>1</text:p>
                <draw:g>
                  <svg:desc>Tabelle1.O160:Tabelle1.O1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12cm" svg:height="11.88cm" xlink:href=".." xlink:type="simple" chart:class="chart:bar" chart:style-name="ch1">
        <chart:title svg:x="7.368cm" svg:y="0.373cm" chart:style-name="ch2">
          <text:p>Packages received (with noise)</text:p>
        </chart:title>
        <chart:subtitle svg:x="5.886cm" svg:y="1.389cm" chart:style-name="ch3">
          <text:p>Green data without mismatch, red data with mismatch</text:p>
        </chart:subtitle>
        <chart:legend chart:legend-position="end" svg:x="17.693cm" svg:y="3.898cm" style:legend-expansion="high" chart:style-name="ch4"/>
        <chart:plot-area chart:style-name="ch5" table:cell-range-address="Tabelle1.A239:Tabelle1.A241 Tabelle1.C238:Tabelle1.C241 Tabelle1.L238:Tabelle1.L241 Tabelle1.C243:Tabelle1.C246 Tabelle1.L243:Tabelle1.L246 Tabelle1.C254:Tabelle1.C257 Tabelle1.L254:Tabelle1.L257 Tabelle1.C259:Tabelle1.C262 Tabelle1.L259:Tabelle1.L262" chart:data-source-has-labels="both" svg:x="1.433cm" svg:y="2.309cm" svg:width="15.838cm" svg:height="8.353cm">
          <chartooo:coordinate-region svg:x="2.054cm" svg:y="2.508cm" svg:width="15.217cm" svg:height="7.507cm"/>
          <chart:axis chart:dimension="x" chart:name="primary-x" chart:style-name="ch6" chartooo:axis-type="auto">
            <chartooo:date-scale/>
            <chart:title svg:x="8.792cm" svg:y="10.899cm" chart:style-name="ch7">
              <text:p>Setups</text:p>
            </chart:title>
            <chart:categories table:cell-range-address="Tabelle1.A239:Tabelle1.A241"/>
          </chart:axis>
          <chart:axis chart:dimension="y" chart:name="primary-y" chart:style-name="ch8">
            <chart:title svg:x="0.451cm" svg:y="7.918cm" chart:style-name="ch9">
              <text:p>Packages received</text:p>
            </chart:title>
            <chart:grid chart:style-name="ch10" chart:class="major"/>
          </chart:axis>
          <chart:series chart:style-name="ch11" chart:values-cell-range-address="Tabelle1.C239:Tabelle1.C241" chart:label-cell-address="Tabelle1.C238:Tabelle1.C238" chart:class="chart:bar">
            <chart:data-point chart:repeated="3"/>
          </chart:series>
          <chart:series chart:style-name="ch12" chart:values-cell-range-address="Tabelle1.L239:Tabelle1.L241" chart:label-cell-address="Tabelle1.L238:Tabelle1.L238" chart:class="chart:bar">
            <chart:data-point chart:repeated="3"/>
          </chart:series>
          <chart:series chart:style-name="ch13" chart:values-cell-range-address="Tabelle1.C244:Tabelle1.C246" chart:label-cell-address="Tabelle1.C243:Tabelle1.C243" chart:class="chart:bar">
            <chart:data-point chart:repeated="3"/>
          </chart:series>
          <chart:series chart:style-name="ch14" chart:values-cell-range-address="Tabelle1.L244:Tabelle1.L246" chart:label-cell-address="Tabelle1.L243:Tabelle1.L243" chart:class="chart:bar">
            <chart:data-point chart:repeated="3"/>
          </chart:series>
          <chart:series chart:style-name="ch15" chart:values-cell-range-address="Tabelle1.C255:Tabelle1.C257" chart:label-cell-address="Tabelle1.C254:Tabelle1.C254" chart:class="chart:bar">
            <chart:data-point chart:repeated="3"/>
          </chart:series>
          <chart:series chart:style-name="ch16" chart:values-cell-range-address="Tabelle1.L255:Tabelle1.L257" chart:label-cell-address="Tabelle1.L254:Tabelle1.L254" chart:class="chart:bar">
            <chart:data-point chart:repeated="3"/>
          </chart:series>
          <chart:series chart:style-name="ch17" chart:values-cell-range-address="Tabelle1.C260:Tabelle1.C262" chart:label-cell-address="Tabelle1.C259:Tabelle1.C259" chart:class="chart:bar">
            <chart:data-point chart:repeated="3"/>
          </chart:series>
          <chart:series chart:style-name="ch18" chart:values-cell-range-address="Tabelle1.L260:Tabelle1.L262" chart:label-cell-address="Tabelle1.L259:Tabelle1.L2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recv. 1</text:p>
                <draw:g>
                  <svg:desc>Tabelle1.C238:Tabelle1.C238</svg:desc>
                </draw:g>
              </table:table-cell>
              <table:table-cell office:value-type="string">
                <text:p>packets recv. 2</text:p>
                <draw:g>
                  <svg:desc>Tabelle1.L238:Tabelle1.L238</svg:desc>
                </draw:g>
              </table:table-cell>
              <table:table-cell office:value-type="string">
                <text:p>packets recv. 3</text:p>
                <draw:g>
                  <svg:desc>Tabelle1.C243:Tabelle1.C243</svg:desc>
                </draw:g>
              </table:table-cell>
              <table:table-cell office:value-type="string">
                <text:p>packets recv. 4</text:p>
                <draw:g>
                  <svg:desc>Tabelle1.L243:Tabelle1.L243</svg:desc>
                </draw:g>
              </table:table-cell>
              <table:table-cell office:value-type="string">
                <text:p>packets recv. 1.1</text:p>
                <draw:g>
                  <svg:desc>Tabelle1.C254:Tabelle1.C254</svg:desc>
                </draw:g>
              </table:table-cell>
              <table:table-cell office:value-type="string">
                <text:p>packets recv. 2.1</text:p>
                <draw:g>
                  <svg:desc>Tabelle1.L254:Tabelle1.L254</svg:desc>
                </draw:g>
              </table:table-cell>
              <table:table-cell office:value-type="string">
                <text:p>packets recv. 3.1</text:p>
                <draw:g>
                  <svg:desc>Tabelle1.C259:Tabelle1.C259</svg:desc>
                </draw:g>
              </table:table-cell>
              <table:table-cell office:value-type="string">
                <text:p>packets recv. 4.1</text:p>
                <draw:g>
                  <svg:desc>Tabelle1.L259:Tabelle1.L2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239:Tabelle1.A241</svg:desc>
                </draw:g>
              </table:table-cell>
              <table:table-cell office:value-type="float" office:value="46">
                <text:p>46</text:p>
                <draw:g>
                  <svg:desc>Tabelle1.C239:Tabelle1.C241</svg:desc>
                </draw:g>
              </table:table-cell>
              <table:table-cell office:value-type="float" office:value="37">
                <text:p>37</text:p>
                <draw:g>
                  <svg:desc>Tabelle1.L239:Tabelle1.L241</svg:desc>
                </draw:g>
              </table:table-cell>
              <table:table-cell office:value-type="float" office:value="54">
                <text:p>54</text:p>
                <draw:g>
                  <svg:desc>Tabelle1.C244:Tabelle1.C246</svg:desc>
                </draw:g>
              </table:table-cell>
              <table:table-cell office:value-type="float" office:value="45">
                <text:p>45</text:p>
                <draw:g>
                  <svg:desc>Tabelle1.L244:Tabelle1.L246</svg:desc>
                </draw:g>
              </table:table-cell>
              <table:table-cell office:value-type="float" office:value="46">
                <text:p>46</text:p>
                <draw:g>
                  <svg:desc>Tabelle1.C255:Tabelle1.C257</svg:desc>
                </draw:g>
              </table:table-cell>
              <table:table-cell office:value-type="float" office:value="41">
                <text:p>41</text:p>
                <draw:g>
                  <svg:desc>Tabelle1.L255:Tabelle1.L257</svg:desc>
                </draw:g>
              </table:table-cell>
              <table:table-cell office:value-type="float" office:value="54">
                <text:p>54</text:p>
                <draw:g>
                  <svg:desc>Tabelle1.C260:Tabelle1.C262</svg:desc>
                </draw:g>
              </table:table-cell>
              <table:table-cell office:value-type="float" office:value="43">
                <text:p>43</text:p>
                <draw:g>
                  <svg:desc>Tabelle1.L260:Tabelle1.L2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069cm" svg:height="11.851cm" xlink:href=".." xlink:type="simple" chart:class="chart:bar" chart:style-name="ch1">
        <chart:title svg:x="7.831cm" svg:y="0.373cm" chart:style-name="ch2">
          <text:p>Packages lost (with noise)</text:p>
        </chart:title>
        <chart:subtitle svg:x="5.913cm" svg:y="1.389cm" chart:style-name="ch3">
          <text:p>Green data withou mismatch, red data with mismatch</text:p>
        </chart:subtitle>
        <chart:legend chart:legend-position="end" svg:x="17.853cm" svg:y="3.883cm" style:legend-expansion="high" chart:style-name="ch4"/>
        <chart:plot-area chart:style-name="ch5" table:cell-range-address="Tabelle1.A239:Tabelle1.A241 Tabelle1.D238:Tabelle1.D241 Tabelle1.M238:Tabelle1.M241 Tabelle1.D243:Tabelle1.D246 Tabelle1.M243:Tabelle1.M246 Tabelle1.D254:Tabelle1.D257 Tabelle1.M254:Tabelle1.M257 Tabelle1.D259:Tabelle1.D262 Tabelle1.M259:Tabelle1.M262" chart:data-source-has-labels="both" svg:x="1.432cm" svg:y="2.309cm" svg:width="16cm" svg:height="8.324cm">
          <chartooo:coordinate-region svg:x="2.053cm" svg:y="2.309cm" svg:width="15.379cm" svg:height="7.677cm"/>
          <chart:axis chart:dimension="x" chart:name="primary-x" chart:style-name="ch6" chartooo:axis-type="auto">
            <chartooo:date-scale/>
            <chart:title svg:x="8.872cm" svg:y="10.87cm" chart:style-name="ch7">
              <text:p>Setups</text:p>
            </chart:title>
            <chart:categories table:cell-range-address="Tabelle1.A239:Tabelle1.A241"/>
          </chart:axis>
          <chart:axis chart:dimension="y" chart:name="primary-y" chart:style-name="ch8">
            <chart:title svg:x="0.451cm" svg:y="7.534cm" chart:style-name="ch9">
              <text:p>Packages lost</text:p>
            </chart:title>
            <chart:grid chart:style-name="ch10" chart:class="major"/>
          </chart:axis>
          <chart:series chart:style-name="ch11" chart:values-cell-range-address="Tabelle1.D239:Tabelle1.D241" chart:label-cell-address="Tabelle1.D238:Tabelle1.D238" chart:class="chart:bar">
            <chart:data-point chart:repeated="3"/>
          </chart:series>
          <chart:series chart:style-name="ch12" chart:values-cell-range-address="Tabelle1.M239:Tabelle1.M241" chart:label-cell-address="Tabelle1.M238:Tabelle1.M238" chart:class="chart:bar">
            <chart:data-point chart:style-name="ch13"/>
            <chart:data-point chart:repeated="2"/>
          </chart:series>
          <chart:series chart:style-name="ch14" chart:values-cell-range-address="Tabelle1.D244:Tabelle1.D246" chart:label-cell-address="Tabelle1.D243:Tabelle1.D243" chart:class="chart:bar">
            <chart:data-point chart:repeated="3"/>
          </chart:series>
          <chart:series chart:style-name="ch15" chart:values-cell-range-address="Tabelle1.M244:Tabelle1.M246" chart:label-cell-address="Tabelle1.M243:Tabelle1.M243" chart:class="chart:bar">
            <chart:data-point chart:repeated="3"/>
          </chart:series>
          <chart:series chart:style-name="ch16" chart:values-cell-range-address="Tabelle1.D255:Tabelle1.D257" chart:label-cell-address="Tabelle1.D254:Tabelle1.D254" chart:class="chart:bar">
            <chart:data-point chart:repeated="3"/>
          </chart:series>
          <chart:series chart:style-name="ch17" chart:values-cell-range-address="Tabelle1.M255:Tabelle1.M257" chart:label-cell-address="Tabelle1.M254:Tabelle1.M254" chart:class="chart:bar">
            <chart:data-point chart:repeated="3"/>
          </chart:series>
          <chart:series chart:style-name="ch18" chart:values-cell-range-address="Tabelle1.D260:Tabelle1.D262" chart:label-cell-address="Tabelle1.D259:Tabelle1.D259" chart:class="chart:bar">
            <chart:data-point chart:repeated="3"/>
          </chart:series>
          <chart:series chart:style-name="ch19" chart:values-cell-range-address="Tabelle1.M260:Tabelle1.M262" chart:label-cell-address="Tabelle1.M259:Tabelle1.M259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lost 1</text:p>
                <draw:g>
                  <svg:desc>Tabelle1.D238:Tabelle1.D238</svg:desc>
                </draw:g>
              </table:table-cell>
              <table:table-cell office:value-type="string">
                <text:p>packets lost 2</text:p>
                <draw:g>
                  <svg:desc>Tabelle1.M238:Tabelle1.M238</svg:desc>
                </draw:g>
              </table:table-cell>
              <table:table-cell office:value-type="string">
                <text:p>packets lost 3</text:p>
                <draw:g>
                  <svg:desc>Tabelle1.D243:Tabelle1.D243</svg:desc>
                </draw:g>
              </table:table-cell>
              <table:table-cell office:value-type="string">
                <text:p>packets lost 4</text:p>
                <draw:g>
                  <svg:desc>Tabelle1.M243:Tabelle1.M243</svg:desc>
                </draw:g>
              </table:table-cell>
              <table:table-cell office:value-type="string">
                <text:p>packets lost 1.1</text:p>
                <draw:g>
                  <svg:desc>Tabelle1.D254:Tabelle1.D254</svg:desc>
                </draw:g>
              </table:table-cell>
              <table:table-cell office:value-type="string">
                <text:p>packets lost 2.1</text:p>
                <draw:g>
                  <svg:desc>Tabelle1.M254:Tabelle1.M254</svg:desc>
                </draw:g>
              </table:table-cell>
              <table:table-cell office:value-type="string">
                <text:p>packets lost 3.1</text:p>
                <draw:g>
                  <svg:desc>Tabelle1.D259:Tabelle1.D259</svg:desc>
                </draw:g>
              </table:table-cell>
              <table:table-cell office:value-type="string">
                <text:p>packets lost 4.1</text:p>
                <draw:g>
                  <svg:desc>Tabelle1.M259:Tabelle1.M2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239:Tabelle1.A241</svg:desc>
                </draw:g>
              </table:table-cell>
              <table:table-cell office:value-type="float" office:value="9">
                <text:p>9</text:p>
                <draw:g>
                  <svg:desc>Tabelle1.D239:Tabelle1.D241</svg:desc>
                </draw:g>
              </table:table-cell>
              <table:table-cell office:value-type="float" office:value="18">
                <text:p>18</text:p>
                <draw:g>
                  <svg:desc>Tabelle1.M239:Tabelle1.M241</svg:desc>
                </draw:g>
              </table:table-cell>
              <table:table-cell office:value-type="float" office:value="2">
                <text:p>2</text:p>
                <draw:g>
                  <svg:desc>Tabelle1.D244:Tabelle1.D246</svg:desc>
                </draw:g>
              </table:table-cell>
              <table:table-cell office:value-type="float" office:value="10">
                <text:p>10</text:p>
                <draw:g>
                  <svg:desc>Tabelle1.M244:Tabelle1.M246</svg:desc>
                </draw:g>
              </table:table-cell>
              <table:table-cell office:value-type="float" office:value="6">
                <text:p>6</text:p>
                <draw:g>
                  <svg:desc>Tabelle1.D255:Tabelle1.D257</svg:desc>
                </draw:g>
              </table:table-cell>
              <table:table-cell office:value-type="float" office:value="12">
                <text:p>12</text:p>
                <draw:g>
                  <svg:desc>Tabelle1.M255:Tabelle1.M257</svg:desc>
                </draw:g>
              </table:table-cell>
              <table:table-cell office:value-type="float" office:value="2">
                <text:p>2</text:p>
                <draw:g>
                  <svg:desc>Tabelle1.D260:Tabelle1.D262</svg:desc>
                </draw:g>
              </table:table-cell>
              <table:table-cell office:value-type="float" office:value="13">
                <text:p>13</text:p>
                <draw:g>
                  <svg:desc>Tabelle1.M260:Tabelle1.M2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5" chart:maximum="1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98cm" svg:height="13.105cm" xlink:href=".." xlink:type="simple" chart:class="chart:bar" chart:style-name="ch1">
        <chart:title svg:x="7.306cm" svg:y="0.398cm" chart:style-name="ch2">
          <text:p>Package Delivery Ration (PDR, with noise)</text:p>
        </chart:title>
        <chart:subtitle svg:x="6.975cm" svg:y="1.439cm" chart:style-name="ch3">
          <text:p>Green data without mismatch, red data with mismatch</text:p>
        </chart:subtitle>
        <chart:legend chart:legend-position="end" svg:x="21.485cm" svg:y="4.51cm" style:legend-expansion="high" chart:style-name="ch4"/>
        <chart:plot-area chart:style-name="ch5" table:cell-range-address="Tabelle1.A239:Tabelle1.A241 Tabelle1.F238:Tabelle1.F241 Tabelle1.O238:Tabelle1.O241 Tabelle1.F243:Tabelle1.F246 Tabelle1.O243:Tabelle1.O246 Tabelle1.F254:Tabelle1.F257 Tabelle1.O254:Tabelle1.O257 Tabelle1.F259:Tabelle1.F262 Tabelle1.O259:Tabelle1.O262" chart:data-source-has-labels="both" svg:x="1.476cm" svg:y="2.384cm" svg:width="19.544cm" svg:height="9.478cm">
          <chartooo:coordinate-region svg:x="2.388cm" svg:y="2.384cm" svg:width="18.632cm" svg:height="8.831cm"/>
          <chart:axis chart:dimension="x" chart:name="primary-x" chart:style-name="ch6" chartooo:axis-type="auto">
            <chartooo:date-scale/>
            <chart:title svg:x="10.688cm" svg:y="12.124cm" chart:style-name="ch7">
              <text:p>Setups</text:p>
            </chart:title>
            <chart:categories table:cell-range-address="Tabelle1.A239:Tabelle1.A241"/>
          </chart:axis>
          <chart:axis chart:dimension="y" chart:name="primary-y" chart:style-name="ch8">
            <chart:title svg:x="0.451cm" svg:y="9.204cm" chart:style-name="ch9">
              <text:p>Packages delivered per rata</text:p>
            </chart:title>
            <chart:grid chart:style-name="ch10" chart:class="major"/>
          </chart:axis>
          <chart:series chart:style-name="ch11" chart:values-cell-range-address="Tabelle1.F239:Tabelle1.F241" chart:label-cell-address="Tabelle1.F238:Tabelle1.F238" chart:class="chart:bar">
            <chart:data-point chart:repeated="3"/>
          </chart:series>
          <chart:series chart:style-name="ch12" chart:values-cell-range-address="Tabelle1.O239:Tabelle1.O241" chart:label-cell-address="Tabelle1.O238:Tabelle1.O238" chart:class="chart:bar">
            <chart:data-point chart:repeated="3"/>
          </chart:series>
          <chart:series chart:style-name="ch13" chart:values-cell-range-address="Tabelle1.F244:Tabelle1.F246" chart:label-cell-address="Tabelle1.F243:Tabelle1.F243" chart:class="chart:bar">
            <chart:data-point chart:repeated="3"/>
          </chart:series>
          <chart:series chart:style-name="ch14" chart:values-cell-range-address="Tabelle1.O244:Tabelle1.O246" chart:label-cell-address="Tabelle1.O243:Tabelle1.O243" chart:class="chart:bar">
            <chart:data-point chart:repeated="3"/>
          </chart:series>
          <chart:series chart:style-name="ch15" chart:values-cell-range-address="Tabelle1.F255:Tabelle1.F257" chart:label-cell-address="Tabelle1.F254:Tabelle1.F254" chart:class="chart:bar">
            <chart:data-point chart:repeated="3"/>
          </chart:series>
          <chart:series chart:style-name="ch16" chart:values-cell-range-address="Tabelle1.O255:Tabelle1.O257" chart:label-cell-address="Tabelle1.O254:Tabelle1.O254" chart:class="chart:bar">
            <chart:data-point chart:repeated="3"/>
          </chart:series>
          <chart:series chart:style-name="ch17" chart:values-cell-range-address="Tabelle1.F260:Tabelle1.F262" chart:label-cell-address="Tabelle1.F259:Tabelle1.F259" chart:class="chart:bar">
            <chart:data-point chart:repeated="3"/>
          </chart:series>
          <chart:series chart:style-name="ch18" chart:values-cell-range-address="Tabelle1.O260:Tabelle1.O262" chart:label-cell-address="Tabelle1.O259:Tabelle1.O2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 1</text:p>
                <draw:g>
                  <svg:desc>Tabelle1.F238:Tabelle1.F238</svg:desc>
                </draw:g>
              </table:table-cell>
              <table:table-cell office:value-type="string">
                <text:p>pdr 2</text:p>
                <draw:g>
                  <svg:desc>Tabelle1.O238:Tabelle1.O238</svg:desc>
                </draw:g>
              </table:table-cell>
              <table:table-cell office:value-type="string">
                <text:p>pdr 3</text:p>
                <draw:g>
                  <svg:desc>Tabelle1.F243:Tabelle1.F243</svg:desc>
                </draw:g>
              </table:table-cell>
              <table:table-cell office:value-type="string">
                <text:p>pdr 4</text:p>
                <draw:g>
                  <svg:desc>Tabelle1.O243:Tabelle1.O243</svg:desc>
                </draw:g>
              </table:table-cell>
              <table:table-cell office:value-type="string">
                <text:p>pdr 1.1</text:p>
                <draw:g>
                  <svg:desc>Tabelle1.F254:Tabelle1.F254</svg:desc>
                </draw:g>
              </table:table-cell>
              <table:table-cell office:value-type="string">
                <text:p>pdr 2.1</text:p>
                <draw:g>
                  <svg:desc>Tabelle1.O254:Tabelle1.O254</svg:desc>
                </draw:g>
              </table:table-cell>
              <table:table-cell office:value-type="string">
                <text:p>pdr 3.1</text:p>
                <draw:g>
                  <svg:desc>Tabelle1.F259:Tabelle1.F259</svg:desc>
                </draw:g>
              </table:table-cell>
              <table:table-cell office:value-type="string">
                <text:p>pdr 4.1</text:p>
                <draw:g>
                  <svg:desc>Tabelle1.O259:Tabelle1.O2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239:Tabelle1.A241</svg:desc>
                </draw:g>
              </table:table-cell>
              <table:table-cell office:value-type="float" office:value="0.836363636363636">
                <text:p>0.836363636363636</text:p>
                <draw:g>
                  <svg:desc>Tabelle1.F239:Tabelle1.F241</svg:desc>
                </draw:g>
              </table:table-cell>
              <table:table-cell office:value-type="float" office:value="0.672727272727273">
                <text:p>0.672727272727273</text:p>
                <draw:g>
                  <svg:desc>Tabelle1.O239:Tabelle1.O241</svg:desc>
                </draw:g>
              </table:table-cell>
              <table:table-cell office:value-type="float" office:value="0.964285714285714">
                <text:p>0.964285714285714</text:p>
                <draw:g>
                  <svg:desc>Tabelle1.F244:Tabelle1.F246</svg:desc>
                </draw:g>
              </table:table-cell>
              <table:table-cell office:value-type="float" office:value="0.818181818181818">
                <text:p>0.818181818181818</text:p>
                <draw:g>
                  <svg:desc>Tabelle1.O244:Tabelle1.O246</svg:desc>
                </draw:g>
              </table:table-cell>
              <table:table-cell office:value-type="float" office:value="0.884615384615385">
                <text:p>0.884615384615385</text:p>
                <draw:g>
                  <svg:desc>Tabelle1.F255:Tabelle1.F257</svg:desc>
                </draw:g>
              </table:table-cell>
              <table:table-cell office:value-type="float" office:value="0.773584905660377">
                <text:p>0.773584905660377</text:p>
                <draw:g>
                  <svg:desc>Tabelle1.O255:Tabelle1.O257</svg:desc>
                </draw:g>
              </table:table-cell>
              <table:table-cell office:value-type="float" office:value="0.964285714285714">
                <text:p>0.964285714285714</text:p>
                <draw:g>
                  <svg:desc>Tabelle1.F260:Tabelle1.F262</svg:desc>
                </draw:g>
              </table:table-cell>
              <table:table-cell office:value-type="float" office:value="0.767857142857143">
                <text:p>0.767857142857143</text:p>
                <draw:g>
                  <svg:desc>Tabelle1.O260:Tabelle1.O2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12cm" svg:height="11.88cm" xlink:href=".." xlink:type="simple" chart:class="chart:bar" chart:style-name="ch1">
        <chart:title svg:x="7.368cm" svg:y="0.373cm" chart:style-name="ch2">
          <text:p>Packages received (with noise)</text:p>
        </chart:title>
        <chart:subtitle svg:x="5.886cm" svg:y="1.389cm" chart:style-name="ch3">
          <text:p>Green data without mismatch, red data with mismatch</text:p>
        </chart:subtitle>
        <chart:legend chart:legend-position="end" svg:x="17.693cm" svg:y="4.894cm" style:legend-expansion="high" chart:style-name="ch4"/>
        <chart:plot-area chart:style-name="ch5" table:cell-range-address="Tabelle1.A345:Tabelle1.A347 Tabelle1.C344:Tabelle1.C347 Tabelle1.C349:Tabelle1.C352 Tabelle1.C360:Tabelle1.C363 Tabelle1.C365:Tabelle1.C368" chart:data-source-has-labels="both" svg:x="1.433cm" svg:y="2.309cm" svg:width="15.838cm" svg:height="8.353cm">
          <chartooo:coordinate-region svg:x="2.24cm" svg:y="2.508cm" svg:width="15.031cm" svg:height="7.507cm"/>
          <chart:axis chart:dimension="x" chart:name="primary-x" chart:style-name="ch6" chartooo:axis-type="auto">
            <chartooo:date-scale/>
            <chart:title svg:x="8.792cm" svg:y="10.899cm" chart:style-name="ch7">
              <text:p>Setups</text:p>
            </chart:title>
            <chart:categories table:cell-range-address="Tabelle1.A345:Tabelle1.A347"/>
          </chart:axis>
          <chart:axis chart:dimension="y" chart:name="primary-y" chart:style-name="ch8">
            <chart:title svg:x="0.451cm" svg:y="7.918cm" chart:style-name="ch9">
              <text:p>Packages received</text:p>
            </chart:title>
            <chart:grid chart:style-name="ch10" chart:class="major"/>
          </chart:axis>
          <chart:series chart:style-name="ch11" chart:values-cell-range-address="Tabelle1.C345:Tabelle1.C347" chart:label-cell-address="Tabelle1.C344:Tabelle1.C344" chart:class="chart:bar">
            <chart:data-point chart:repeated="3"/>
          </chart:series>
          <chart:series chart:style-name="ch12" chart:values-cell-range-address="Tabelle1.C350:Tabelle1.C352" chart:label-cell-address="Tabelle1.C349:Tabelle1.C349" chart:class="chart:bar">
            <chart:data-point chart:repeated="3"/>
          </chart:series>
          <chart:series chart:style-name="ch13" chart:values-cell-range-address="Tabelle1.C361:Tabelle1.C363" chart:label-cell-address="Tabelle1.C360:Tabelle1.C360" chart:class="chart:bar">
            <chart:data-point chart:repeated="3"/>
          </chart:series>
          <chart:series chart:style-name="ch14" chart:values-cell-range-address="Tabelle1.C366:Tabelle1.C368" chart:label-cell-address="Tabelle1.C365:Tabelle1.C365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recv. 1</text:p>
                <draw:g>
                  <svg:desc>Tabelle1.C344:Tabelle1.C344</svg:desc>
                </draw:g>
              </table:table-cell>
              <table:table-cell office:value-type="string">
                <text:p>packets recv. 2</text:p>
                <draw:g>
                  <svg:desc>Tabelle1.C349:Tabelle1.C349</svg:desc>
                </draw:g>
              </table:table-cell>
              <table:table-cell office:value-type="string">
                <text:p>packets recv. 1.1</text:p>
                <draw:g>
                  <svg:desc>Tabelle1.C360:Tabelle1.C360</svg:desc>
                </draw:g>
              </table:table-cell>
              <table:table-cell office:value-type="string">
                <text:p>packets recv. 2.1</text:p>
                <draw:g>
                  <svg:desc>Tabelle1.C365:Tabelle1.C3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345:Tabelle1.A347</svg:desc>
                </draw:g>
              </table:table-cell>
              <table:table-cell office:value-type="float" office:value="102">
                <text:p>102</text:p>
                <draw:g>
                  <svg:desc>Tabelle1.C345:Tabelle1.C347</svg:desc>
                </draw:g>
              </table:table-cell>
              <table:table-cell office:value-type="float" office:value="91">
                <text:p>91</text:p>
                <draw:g>
                  <svg:desc>Tabelle1.C350:Tabelle1.C352</svg:desc>
                </draw:g>
              </table:table-cell>
              <table:table-cell office:value-type="float" office:value="103">
                <text:p>103</text:p>
                <draw:g>
                  <svg:desc>Tabelle1.C361:Tabelle1.C363</svg:desc>
                </draw:g>
              </table:table-cell>
              <table:table-cell office:value-type="float" office:value="96">
                <text:p>96</text:p>
                <draw:g>
                  <svg:desc>Tabelle1.C366:Tabelle1.C368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169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069cm" svg:height="11.851cm" xlink:href=".." xlink:type="simple" chart:class="chart:bar" chart:style-name="ch1">
        <chart:title svg:x="7.831cm" svg:y="0.373cm" chart:style-name="ch2">
          <text:p>Packages lost (with noise)</text:p>
        </chart:title>
        <chart:subtitle svg:x="5.913cm" svg:y="1.389cm" chart:style-name="ch3">
          <text:p>Green data withou mismatch, red data with mismatch</text:p>
        </chart:subtitle>
        <chart:legend chart:legend-position="end" svg:x="17.853cm" svg:y="4.879cm" style:legend-expansion="high" chart:style-name="ch4"/>
        <chart:plot-area chart:style-name="ch5" table:cell-range-address="Tabelle1.A345:Tabelle1.A347 Tabelle1.D344:Tabelle1.D347 Tabelle1.D349:Tabelle1.D352 Tabelle1.D360:Tabelle1.D363 Tabelle1.D365:Tabelle1.D368" chart:data-source-has-labels="both" svg:x="1.432cm" svg:y="2.309cm" svg:width="16cm" svg:height="8.324cm">
          <chartooo:coordinate-region svg:x="2.053cm" svg:y="2.397cm" svg:width="15.379cm" svg:height="7.589cm"/>
          <chart:axis chart:dimension="x" chart:name="primary-x" chart:style-name="ch6" chartooo:axis-type="auto">
            <chartooo:date-scale/>
            <chart:title svg:x="8.872cm" svg:y="10.87cm" chart:style-name="ch7">
              <text:p>Setups</text:p>
            </chart:title>
            <chart:categories table:cell-range-address="Tabelle1.A345:Tabelle1.A347"/>
          </chart:axis>
          <chart:axis chart:dimension="y" chart:name="primary-y" chart:style-name="ch8">
            <chart:title svg:x="0.451cm" svg:y="7.534cm" chart:style-name="ch9">
              <text:p>Packages lost</text:p>
            </chart:title>
            <chart:grid chart:style-name="ch10" chart:class="major"/>
          </chart:axis>
          <chart:series chart:style-name="ch11" chart:values-cell-range-address="Tabelle1.D345:Tabelle1.D347" chart:label-cell-address="Tabelle1.D344:Tabelle1.D344" chart:class="chart:bar">
            <chart:data-point chart:repeated="3"/>
          </chart:series>
          <chart:series chart:style-name="ch12" chart:values-cell-range-address="Tabelle1.D350:Tabelle1.D352" chart:label-cell-address="Tabelle1.D349:Tabelle1.D349" chart:class="chart:bar">
            <chart:data-point chart:repeated="3"/>
          </chart:series>
          <chart:series chart:style-name="ch13" chart:values-cell-range-address="Tabelle1.D361:Tabelle1.D363" chart:label-cell-address="Tabelle1.D360:Tabelle1.D360" chart:class="chart:bar">
            <chart:data-point chart:repeated="3"/>
          </chart:series>
          <chart:series chart:style-name="ch14" chart:values-cell-range-address="Tabelle1.D366:Tabelle1.D368" chart:label-cell-address="Tabelle1.D365:Tabelle1.D365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lost 1</text:p>
                <draw:g>
                  <svg:desc>Tabelle1.D344:Tabelle1.D344</svg:desc>
                </draw:g>
              </table:table-cell>
              <table:table-cell office:value-type="string">
                <text:p>packets lost 2</text:p>
                <draw:g>
                  <svg:desc>Tabelle1.D349:Tabelle1.D349</svg:desc>
                </draw:g>
              </table:table-cell>
              <table:table-cell office:value-type="string">
                <text:p>packets lost 1.1</text:p>
                <draw:g>
                  <svg:desc>Tabelle1.D360:Tabelle1.D360</svg:desc>
                </draw:g>
              </table:table-cell>
              <table:table-cell office:value-type="string">
                <text:p>packets lost 2.1</text:p>
                <draw:g>
                  <svg:desc>Tabelle1.D365:Tabelle1.D3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345:Tabelle1.A347</svg:desc>
                </draw:g>
              </table:table-cell>
              <table:table-cell office:value-type="float" office:value="56">
                <text:p>56</text:p>
                <draw:g>
                  <svg:desc>Tabelle1.D345:Tabelle1.D347</svg:desc>
                </draw:g>
              </table:table-cell>
              <table:table-cell office:value-type="float" office:value="64">
                <text:p>64</text:p>
                <draw:g>
                  <svg:desc>Tabelle1.D350:Tabelle1.D352</svg:desc>
                </draw:g>
              </table:table-cell>
              <table:table-cell office:value-type="float" office:value="57">
                <text:p>57</text:p>
                <draw:g>
                  <svg:desc>Tabelle1.D361:Tabelle1.D363</svg:desc>
                </draw:g>
              </table:table-cell>
              <table:table-cell office:value-type="float" office:value="60">
                <text:p>60</text:p>
                <draw:g>
                  <svg:desc>Tabelle1.D366:Tabelle1.D368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5" chart:maximum="1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298cm" svg:height="13.105cm" xlink:href=".." xlink:type="simple" chart:class="chart:bar" chart:style-name="ch1">
        <chart:title svg:x="7.306cm" svg:y="0.398cm" chart:style-name="ch2">
          <text:p>Package Delivery Ration (PDR, with noise)</text:p>
        </chart:title>
        <chart:subtitle svg:x="6.975cm" svg:y="1.439cm" chart:style-name="ch3">
          <text:p>Green data without mismatch, red data with mismatch</text:p>
        </chart:subtitle>
        <chart:legend chart:legend-position="end" svg:x="21.485cm" svg:y="5.506cm" style:legend-expansion="high" chart:style-name="ch4"/>
        <chart:plot-area chart:style-name="ch5" table:cell-range-address="Tabelle1.A345:Tabelle1.A347 Tabelle1.F344:Tabelle1.F347 Tabelle1.F349:Tabelle1.F352 Tabelle1.F360:Tabelle1.F363 Tabelle1.F365:Tabelle1.F368" chart:data-source-has-labels="both" svg:x="1.476cm" svg:y="2.384cm" svg:width="19.544cm" svg:height="9.478cm">
          <chartooo:coordinate-region svg:x="2.388cm" svg:y="2.384cm" svg:width="18.632cm" svg:height="8.831cm"/>
          <chart:axis chart:dimension="x" chart:name="primary-x" chart:style-name="ch6" chartooo:axis-type="auto">
            <chartooo:date-scale/>
            <chart:title svg:x="10.688cm" svg:y="12.124cm" chart:style-name="ch7">
              <text:p>Setups</text:p>
            </chart:title>
            <chart:categories table:cell-range-address="Tabelle1.A345:Tabelle1.A347"/>
          </chart:axis>
          <chart:axis chart:dimension="y" chart:name="primary-y" chart:style-name="ch8">
            <chart:title svg:x="0.451cm" svg:y="9.204cm" chart:style-name="ch9">
              <text:p>Packages delivered per rata</text:p>
            </chart:title>
            <chart:grid chart:style-name="ch10" chart:class="major"/>
          </chart:axis>
          <chart:series chart:style-name="ch11" chart:values-cell-range-address="Tabelle1.F345:Tabelle1.F347" chart:label-cell-address="Tabelle1.F344:Tabelle1.F344" chart:class="chart:bar">
            <chart:data-point chart:repeated="3"/>
          </chart:series>
          <chart:series chart:style-name="ch12" chart:values-cell-range-address="Tabelle1.F350:Tabelle1.F352" chart:label-cell-address="Tabelle1.F349:Tabelle1.F349" chart:class="chart:bar">
            <chart:data-point chart:repeated="3"/>
          </chart:series>
          <chart:series chart:style-name="ch13" chart:values-cell-range-address="Tabelle1.F361:Tabelle1.F363" chart:label-cell-address="Tabelle1.F360:Tabelle1.F360" chart:class="chart:bar">
            <chart:data-point chart:repeated="3"/>
          </chart:series>
          <chart:series chart:style-name="ch14" chart:values-cell-range-address="Tabelle1.F366:Tabelle1.F368" chart:label-cell-address="Tabelle1.F365:Tabelle1.F365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 1</text:p>
                <draw:g>
                  <svg:desc>Tabelle1.F344:Tabelle1.F344</svg:desc>
                </draw:g>
              </table:table-cell>
              <table:table-cell office:value-type="string">
                <text:p>pdr 2</text:p>
                <draw:g>
                  <svg:desc>Tabelle1.F349:Tabelle1.F349</svg:desc>
                </draw:g>
              </table:table-cell>
              <table:table-cell office:value-type="string">
                <text:p>pdr 1.1</text:p>
                <draw:g>
                  <svg:desc>Tabelle1.F360:Tabelle1.F360</svg:desc>
                </draw:g>
              </table:table-cell>
              <table:table-cell office:value-type="string">
                <text:p>pdr 2.1</text:p>
                <draw:g>
                  <svg:desc>Tabelle1.F365:Tabelle1.F3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345:Tabelle1.A347</svg:desc>
                </draw:g>
              </table:table-cell>
              <table:table-cell office:value-type="float" office:value="0.645569620253165">
                <text:p>0.645569620253165</text:p>
                <draw:g>
                  <svg:desc>Tabelle1.F345:Tabelle1.F347</svg:desc>
                </draw:g>
              </table:table-cell>
              <table:table-cell office:value-type="float" office:value="0.587096774193548">
                <text:p>0.587096774193548</text:p>
                <draw:g>
                  <svg:desc>Tabelle1.F350:Tabelle1.F352</svg:desc>
                </draw:g>
              </table:table-cell>
              <table:table-cell office:value-type="float" office:value="0.64375">
                <text:p>0.64375</text:p>
                <draw:g>
                  <svg:desc>Tabelle1.F361:Tabelle1.F363</svg:desc>
                </draw:g>
              </table:table-cell>
              <table:table-cell office:value-type="float" office:value="0.615384615384615">
                <text:p>0.615384615384615</text:p>
                <draw:g>
                  <svg:desc>Tabelle1.F366:Tabelle1.F368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